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0.533cm"/>
    </style:style>
    <style:style style:name="co4" style:family="table-column">
      <style:table-column-properties fo:break-before="auto" style:column-width="7.923cm"/>
    </style:style>
    <style:style style:name="co5" style:family="table-column">
      <style:table-column-properties fo:break-before="auto" style:column-width="14.134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797cm"/>
    </style:style>
    <style:style style:name="co9" style:family="table-column">
      <style:table-column-properties fo:break-before="auto" style:column-width="10.947cm"/>
    </style:style>
    <style:style style:name="co10" style:family="table-column">
      <style:table-column-properties fo:break-before="auto" style:column-width="15.413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4.547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4.574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2.967cm"/>
    </style:style>
    <style:style style:name="co18" style:family="table-column">
      <style:table-column-properties fo:break-before="auto" style:column-width="5.392cm"/>
    </style:style>
    <style:style style:name="co19" style:family="table-column">
      <style:table-column-properties fo:break-before="auto" style:column-width="2.995cm"/>
    </style:style>
    <style:style style:name="co20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>
      <style:map style:condition="cell-content()=&quot;ISSUES&quot;" style:apply-style-name="Bad" style:base-cell-address="Summary.B2"/>
      <style:map style:condition="cell-content()=&quot;OK&quot;" style:apply-style-name="Good" style:base-cell-address="Summary.B2"/>
    </style:style>
    <style:style style:name="ce8" style:family="table-cell" style:parent-style-name="Default" style:data-style-name="N0">
      <style:map style:condition="cell-content()=&quot;ISSUES&quot;" style:apply-style-name="Bad" style:base-cell-address="Summary.B2"/>
      <style:map style:condition="cell-content()=&quot;OK&quot;" style:apply-style-name="Good" style:base-cell-address="Summary.B2"/>
    </style:style>
    <style:style style:name="ce18" style:family="table-cell" style:parent-style-name="Default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/>
      <style:map style:condition="is-true-formula([.$B$2]=&quot;ISSUES&quot;)" style:apply-style-name="Bad" style:base-cell-address="Board.B2"/>
      <style:map style:condition="is-true-formula([.$B$2]=&quot;OK&quot;)" style:apply-style-name="Good" style:base-cell-address="Board.B2"/>
    </style:style>
    <style:style style:name="ce30" style:family="table-cell" style:parent-style-name="Default">
      <style:table-cell-properties fo:background-color="transparent" fo:wrap-option="wrap"/>
      <style:map style:condition="is-true-formula([#REF!]=&quot;OK&quot;)" style:apply-style-name="Good" style:base-cell-address="Board.B8"/>
      <style:map style:condition="is-true-formula([#REF!]=&quot;ISSUE&quot;)" style:apply-style-name="Bad" style:base-cell-address="Board.B8"/>
      <style:map style:condition="is-true-formula([#REF!]=&quot;IGNORE&quot;)" style:apply-style-name="Footnote" style:base-cell-address="Board.B8"/>
    </style:style>
    <style:style style:name="ce31" style:family="table-cell" style:parent-style-name="Default">
      <style:table-cell-properties fo:wrap-option="wrap"/>
      <style:map style:condition="is-true-formula([#REF!]=&quot;OK&quot;)" style:apply-style-name="Good" style:base-cell-address="Board.B8"/>
      <style:map style:condition="is-true-formula([#REF!]=&quot;ISSUE&quot;)" style:apply-style-name="Bad" style:base-cell-address="Board.B8"/>
      <style:map style:condition="is-true-formula([#REF!]=&quot;IGNORE&quot;)" style:apply-style-name="Footnote" style:base-cell-address="Board.B8"/>
    </style:style>
    <style:style style:name="ce32" style:family="table-cell" style:parent-style-name="Default" style:data-style-name="N104">
      <style:table-cell-properties fo:wrap-option="wrap"/>
      <style:map style:condition="is-true-formula([#REF!]=&quot;OK&quot;)" style:apply-style-name="Good" style:base-cell-address="Board.B8"/>
      <style:map style:condition="is-true-formula([#REF!]=&quot;ISSUE&quot;)" style:apply-style-name="Bad" style:base-cell-address="Board.B8"/>
      <style:map style:condition="is-true-formula([#REF!]=&quot;IGNORE&quot;)" style:apply-style-name="Footnote" style:base-cell-address="Board.B8"/>
    </style:style>
    <style:style style:name="ce1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4" style:family="table-cell" style:parent-style-name="Default" style:data-style-name="N99">
      <style:table-cell-properties fo:wrap-option="wrap"/>
    </style:style>
    <style:style style:name="ce35" style:family="table-cell" style:parent-style-name="Default" style:data-style-name="N0">
      <style:table-cell-properties fo:wrap-option="wrap"/>
      <style:map style:condition="cell-content()=&quot;OK&quot;" style:apply-style-name="Good" style:base-cell-address="Board.E8"/>
      <style:map style:condition="cell-content()=&quot;ISSUE&quot;" style:apply-style-name="Bad" style:base-cell-address="Board.E8"/>
      <style:map style:condition="cell-content()=&quot;IGNORE&quot;" style:apply-style-name="Footnote" style:base-cell-address="Board.E8"/>
    </style:style>
    <style:style style:name="ce36" style:family="table-cell" style:parent-style-name="Default">
      <style:table-cell-properties fo:wrap-option="wrap"/>
      <style:map style:condition="cell-content()=&quot;OK&quot;" style:apply-style-name="Good" style:base-cell-address="Board.E8"/>
      <style:map style:condition="cell-content()=&quot;ISSUE&quot;" style:apply-style-name="Bad" style:base-cell-address="Board.E8"/>
      <style:map style:condition="cell-content()=&quot;IGNORE&quot;" style:apply-style-name="Footnote" style:base-cell-address="Board.E8"/>
    </style:style>
    <style:style style:name="ce37" style:family="table-cell" style:parent-style-name="Default" style:data-style-name="N0">
      <style:table-cell-properties fo:wrap-option="wrap"/>
    </style:style>
    <style:style style:name="ce38" style:family="table-cell" style:parent-style-name="Default"/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fo:wrap-option="wrap"/>
      <style:map style:condition="is-true-formula([#REF!]=&quot;ISSUES&quot;)" style:apply-style-name="Bad" style:base-cell-address="ExamplePart.B2"/>
      <style:map style:condition="is-true-formula([#REF!]=&quot;OK&quot;)" style:apply-style-name="Good" style:base-cell-address="ExamplePart.B2"/>
    </style:style>
    <style:style style:name="ce43" style:family="table-cell" style:parent-style-name="Default">
      <style:table-cell-properties fo:wrap-option="wrap"/>
      <style:map style:condition="is-true-formula([#REF!]=&quot;OK&quot;)" style:apply-style-name="Good" style:base-cell-address="ExamplePart.B8"/>
      <style:map style:condition="is-true-formula([#REF!]=&quot;ISSUE&quot;)" style:apply-style-name="Bad" style:base-cell-address="ExamplePart.B8"/>
      <style:map style:condition="is-true-formula([#REF!]=&quot;IGNORE&quot;)" style:apply-style-name="Footnote" style:base-cell-address="ExamplePart.B8"/>
    </style:style>
    <style:style style:name="ce44" style:family="table-cell" style:parent-style-name="Default">
      <style:table-cell-properties fo:background-color="transparent" fo:wrap-option="wrap"/>
      <style:map style:condition="is-true-formula([#REF!]=&quot;OK&quot;)" style:apply-style-name="Good" style:base-cell-address="ExamplePart.B8"/>
      <style:map style:condition="is-true-formula([#REF!]=&quot;ISSUE&quot;)" style:apply-style-name="Bad" style:base-cell-address="ExamplePart.B8"/>
      <style:map style:condition="is-true-formula([#REF!]=&quot;IGNORE&quot;)" style:apply-style-name="Footnote" style:base-cell-address="ExamplePart.B8"/>
    </style:style>
    <style:style style:name="ce45" style:family="table-cell" style:parent-style-name="Default" style:data-style-name="N104">
      <style:table-cell-properties fo:wrap-option="wrap"/>
      <style:map style:condition="is-true-formula([#REF!]=&quot;OK&quot;)" style:apply-style-name="Good" style:base-cell-address="ExamplePart.B8"/>
      <style:map style:condition="is-true-formula([#REF!]=&quot;ISSUE&quot;)" style:apply-style-name="Bad" style:base-cell-address="ExamplePart.B8"/>
      <style:map style:condition="is-true-formula([#REF!]=&quot;IGNORE&quot;)" style:apply-style-name="Footnote" style:base-cell-address="ExamplePart.B8"/>
    </style:style>
    <style:style style:name="ce46" style:family="table-cell" style:parent-style-name="Default">
      <style:table-cell-properties fo:background-color="#ffd7d7" fo:wrap-option="wrap"/>
      <style:map style:condition="is-true-formula([#REF!]=&quot;OK&quot;)" style:apply-style-name="Good" style:base-cell-address="ExamplePart.B8"/>
      <style:map style:condition="is-true-formula([#REF!]=&quot;ISSUE&quot;)" style:apply-style-name="Bad" style:base-cell-address="ExamplePart.B8"/>
      <style:map style:condition="is-true-formula([#REF!]=&quot;IGNORE&quot;)" style:apply-style-name="Footnote" style:base-cell-address="ExamplePart.B8"/>
    </style:style>
    <style:style style:name="ce47" style:family="table-cell" style:parent-style-name="Default" style:data-style-name="N0">
      <style:table-cell-properties fo:wrap-option="wrap"/>
      <style:map style:condition="cell-content()=&quot;OK&quot;" style:apply-style-name="Good" style:base-cell-address="ExamplePart.E8"/>
      <style:map style:condition="cell-content()=&quot;ISSUE&quot;" style:apply-style-name="Bad" style:base-cell-address="ExamplePart.E8"/>
      <style:map style:condition="cell-content()=&quot;IGNORE&quot;" style:apply-style-name="Footnote" style:base-cell-address="ExamplePart.E8"/>
    </style:style>
    <style:style style:name="ce48" style:family="table-cell" style:parent-style-name="Default">
      <style:table-cell-properties fo:wrap-option="wrap"/>
      <style:map style:condition="cell-content()=&quot;OK&quot;" style:apply-style-name="Good" style:base-cell-address="ExamplePart.E8"/>
      <style:map style:condition="cell-content()=&quot;ISSUE&quot;" style:apply-style-name="Bad" style:base-cell-address="ExamplePart.E8"/>
      <style:map style:condition="cell-content()=&quot;IGNORE&quot;" style:apply-style-name="Footnote" style:base-cell-address="ExamplePart.E8"/>
    </style:style>
    <style:style style:name="ce49" style:family="table-cell" style:parent-style-name="Default" style:data-style-name="N0">
      <style:table-cell-properties fo:wrap-option="wrap"/>
    </style:style>
    <style:style style:name="ce50" style:family="table-cell" style:parent-style-name="Default"/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fo:wrap-option="wrap"/>
      <style:map style:condition="is-true-formula([.$B$2]=&quot;ISSUES&quot;)" style:apply-style-name="Bad" style:base-cell-address="ConnectorTemplate.B2"/>
      <style:map style:condition="is-true-formula([.$B$2]=&quot;OK&quot;)" style:apply-style-name="Good" style:base-cell-address="ConnectorTemplate.B2"/>
    </style:style>
    <style:style style:name="ce55" style:family="table-cell" style:parent-style-name="Default">
      <style:table-cell-properties fo:background-color="transparent" fo:wrap-option="wrap"/>
      <style:map style:condition="is-true-formula([#REF!]=&quot;OK&quot;)" style:apply-style-name="Good" style:base-cell-address="ConnectorTemplate.B8"/>
      <style:map style:condition="is-true-formula([#REF!]=&quot;ISSUE&quot;)" style:apply-style-name="Bad" style:base-cell-address="ConnectorTemplate.B8"/>
      <style:map style:condition="is-true-formula([#REF!]=&quot;IGNORE&quot;)" style:apply-style-name="Footnote" style:base-cell-address="ConnectorTemplate.B8"/>
    </style:style>
    <style:style style:name="ce56" style:family="table-cell" style:parent-style-name="Default">
      <style:table-cell-properties fo:wrap-option="wrap"/>
      <style:map style:condition="is-true-formula([#REF!]=&quot;OK&quot;)" style:apply-style-name="Good" style:base-cell-address="ConnectorTemplate.B8"/>
      <style:map style:condition="is-true-formula([#REF!]=&quot;ISSUE&quot;)" style:apply-style-name="Bad" style:base-cell-address="ConnectorTemplate.B8"/>
      <style:map style:condition="is-true-formula([#REF!]=&quot;IGNORE&quot;)" style:apply-style-name="Footnote" style:base-cell-address="ConnectorTemplate.B8"/>
    </style:style>
    <style:style style:name="ce57" style:family="table-cell" style:parent-style-name="Default" style:data-style-name="N104">
      <style:table-cell-properties fo:wrap-option="wrap"/>
      <style:map style:condition="is-true-formula([#REF!]=&quot;OK&quot;)" style:apply-style-name="Good" style:base-cell-address="ConnectorTemplate.B8"/>
      <style:map style:condition="is-true-formula([#REF!]=&quot;ISSUE&quot;)" style:apply-style-name="Bad" style:base-cell-address="ConnectorTemplate.B8"/>
      <style:map style:condition="is-true-formula([#REF!]=&quot;IGNORE&quot;)" style:apply-style-name="Footnote" style:base-cell-address="ConnectorTemplate.B8"/>
    </style:style>
    <style:style style:name="ce58" style:family="table-cell" style:parent-style-name="Default">
      <style:map style:condition="is-true-formula([.$E8]=&quot;ISSUE&quot;)" style:apply-style-name="Bad" style:base-cell-address="ConnectorTemplate.B8"/>
      <style:map style:condition="is-true-formula([.$E8]=&quot;OK&quot;)" style:apply-style-name="Good" style:base-cell-address="ConnectorTemplate.B8"/>
      <style:map style:condition="is-true-formula([.$E8]=&quot;IGNORE&quot;)" style:apply-style-name="Footnote" style:base-cell-address="ConnectorTemplate.B8"/>
    </style:style>
    <style:style style:name="ce59" style:family="table-cell" style:parent-style-name="Default">
      <style:table-cell-properties fo:background-color="#ffd7d7" fo:wrap-option="wrap"/>
      <style:map style:condition="is-true-formula([#REF!]=&quot;OK&quot;)" style:apply-style-name="Good" style:base-cell-address="ConnectorTemplate.B8"/>
      <style:map style:condition="is-true-formula([#REF!]=&quot;ISSUE&quot;)" style:apply-style-name="Bad" style:base-cell-address="ConnectorTemplate.B8"/>
      <style:map style:condition="is-true-formula([#REF!]=&quot;IGNORE&quot;)" style:apply-style-name="Footnote" style:base-cell-address="ConnectorTemplate.B8"/>
    </style:style>
    <style:style style:name="ce60" style:family="table-cell" style:parent-style-name="Default" style:data-style-name="N0">
      <style:table-cell-properties fo:wrap-option="wrap"/>
      <style:map style:condition="cell-content()=&quot;OK&quot;" style:apply-style-name="Good" style:base-cell-address="ConnectorTemplate.E8"/>
      <style:map style:condition="cell-content()=&quot;ISSUE&quot;" style:apply-style-name="Bad" style:base-cell-address="ConnectorTemplate.E8"/>
      <style:map style:condition="cell-content()=&quot;IGNORE&quot;" style:apply-style-name="Footnote" style:base-cell-address="ConnectorTemplate.E8"/>
    </style:style>
    <style:style style:name="ce61" style:family="table-cell" style:parent-style-name="Default">
      <style:table-cell-properties fo:wrap-option="wrap"/>
      <style:map style:condition="cell-content()=&quot;OK&quot;" style:apply-style-name="Good" style:base-cell-address="ConnectorTemplate.E8"/>
      <style:map style:condition="cell-content()=&quot;ISSUE&quot;" style:apply-style-name="Bad" style:base-cell-address="ConnectorTemplate.E8"/>
      <style:map style:condition="cell-content()=&quot;IGNORE&quot;" style:apply-style-name="Footnote" style:base-cell-address="ConnectorTemplate.E8"/>
    </style:style>
    <style:style style:name="ce62" style:family="table-cell" style:parent-style-name="Default" style:data-style-name="N0">
      <style:table-cell-properties fo:wrap-option="wrap"/>
    </style:style>
    <style:style style:name="ce63" style:family="table-cell" style:parent-style-name="Default"/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fo:wrap-option="wrap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fo:wrap-option="wrap"/>
      <style:map style:condition="is-true-formula([#REF!]=&quot;ISSUES&quot;)" style:apply-style-name="Bad" style:base-cell-address="Board.B2"/>
      <style:map style:condition="is-true-formula([#REF!]=&quot;OK&quot;)" style:apply-style-name="Good" style:base-cell-address="Board.B2"/>
    </style:style>
    <style:style style:name="ce68" style:family="table-cell" style:parent-style-name="Default">
      <style:table-cell-properties fo:wrap-option="wrap"/>
      <style:map style:condition="is-true-formula([#REF!]=&quot;OK&quot;)" style:apply-style-name="Good" style:base-cell-address="Board.B8"/>
      <style:map style:condition="is-true-formula([#REF!]=&quot;ISSUE&quot;)" style:apply-style-name="Bad" style:base-cell-address="Board.B8"/>
      <style:map style:condition="is-true-formula([#REF!]=&quot;IGNORE&quot;)" style:apply-style-name="Footnote" style:base-cell-address="Board.B8"/>
    </style:style>
    <style:style style:name="ce69" style:family="table-cell" style:parent-style-name="Default">
      <style:table-cell-properties fo:background-color="transparent" fo:wrap-option="wrap"/>
      <style:map style:condition="is-true-formula([#REF!]=&quot;OK&quot;)" style:apply-style-name="Good" style:base-cell-address="Board.B8"/>
      <style:map style:condition="is-true-formula([#REF!]=&quot;ISSUE&quot;)" style:apply-style-name="Bad" style:base-cell-address="Board.B8"/>
      <style:map style:condition="is-true-formula([#REF!]=&quot;IGNORE&quot;)" style:apply-style-name="Footnote" style:base-cell-address="Board.B8"/>
    </style:style>
    <style:style style:name="ce70" style:family="table-cell" style:parent-style-name="Default" style:data-style-name="N104">
      <style:table-cell-properties fo:wrap-option="wrap"/>
      <style:map style:condition="is-true-formula([#REF!]=&quot;OK&quot;)" style:apply-style-name="Good" style:base-cell-address="Board.B8"/>
      <style:map style:condition="is-true-formula([#REF!]=&quot;ISSUE&quot;)" style:apply-style-name="Bad" style:base-cell-address="Board.B8"/>
      <style:map style:condition="is-true-formula([#REF!]=&quot;IGNORE&quot;)" style:apply-style-name="Footnote" style:base-cell-address="Board.B8"/>
    </style:style>
    <style:style style:name="ce71" style:family="table-cell" style:parent-style-name="Default">
      <style:table-cell-properties fo:background-color="#ffd7d7" fo:wrap-option="wrap"/>
      <style:map style:condition="is-true-formula([#REF!]=&quot;OK&quot;)" style:apply-style-name="Good" style:base-cell-address="Board.B8"/>
      <style:map style:condition="is-true-formula([#REF!]=&quot;ISSUE&quot;)" style:apply-style-name="Bad" style:base-cell-address="Board.B8"/>
      <style:map style:condition="is-true-formula([#REF!]=&quot;IGNORE&quot;)" style:apply-style-name="Footnote" style:base-cell-address="Board.B8"/>
    </style:style>
    <style:style style:name="ce72" style:family="table-cell" style:parent-style-name="Default" style:data-style-name="N0">
      <style:table-cell-properties fo:wrap-option="wrap"/>
      <style:map style:condition="cell-content()=&quot;OK&quot;" style:apply-style-name="Good" style:base-cell-address="Board.E8"/>
      <style:map style:condition="cell-content()=&quot;ISSUE&quot;" style:apply-style-name="Bad" style:base-cell-address="Board.E8"/>
      <style:map style:condition="cell-content()=&quot;IGNORE&quot;" style:apply-style-name="Footnote" style:base-cell-address="Board.E8"/>
    </style:style>
    <style:style style:name="ce73" style:family="table-cell" style:parent-style-name="Default">
      <style:table-cell-properties fo:wrap-option="wrap"/>
      <style:map style:condition="cell-content()=&quot;OK&quot;" style:apply-style-name="Good" style:base-cell-address="Board.E8"/>
      <style:map style:condition="cell-content()=&quot;ISSUE&quot;" style:apply-style-name="Bad" style:base-cell-address="Board.E8"/>
      <style:map style:condition="cell-content()=&quot;IGNORE&quot;" style:apply-style-name="Footnote" style:base-cell-address="Board.E8"/>
    </style:style>
    <style:style style:name="ce74" style:family="table-cell" style:parent-style-name="Default" style:data-style-name="N0">
      <style:table-cell-properties fo:wrap-option="wrap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33%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text-position="33% 58%" style:font-weight-asian="bold" style:font-weight-complex="bold"/>
    </style:style>
    <style:style style:name="T6" style:family="text">
      <style:text-properties fo:font-weight="bold" style:text-position="33% 58%" style:font-weight-asian="bold" style:font-weight-complex="bold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bold" style:text-position="33% 58%" fo:font-weight="bold" style:font-weight-asian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hecks OK</text:p>
          </table:table-cell>
          <table:table-cell table:style-name="ce1" office:value-type="string" calcext:value-type="string">
            <text:p>Issues</text:p>
          </table:table-cell>
        </table:table-row>
        <table:table-row table:style-name="ro1">
          <table:table-cell table:formula="of:=[$Board.B1]" office:value-type="string" office:string-value="PCB" calcext:value-type="string">
            <text:p>PCB</text:p>
          </table:table-cell>
          <table:table-cell table:formula="of:=[$Board.B2]" office:value-type="string" office:string-value="ISSUES" calcext:value-type="string">
            <text:p>ISSUES</text:p>
          </table:table-cell>
          <table:table-cell table:formula="of:=[$Board.B3]" office:value-type="string" office:string-value="21/22" calcext:value-type="string">
            <text:p>21/22</text:p>
          </table:table-cell>
          <table:table-cell table:formula="of:=[$Board.B4]" office:value-type="string" office:string-value="CHECK: Overall size?; " calcext:value-type="string">
            <text:p>CHECK: Overall size?; </text:p>
          </table:table-cell>
        </table:table-row>
        <table:table-row table:style-name="ro1">
          <table:table-cell table:style-name="ce6" table:formula="of:=[$ExamplePart.B1]" office:value-type="string" office:string-value="Example Part" calcext:value-type="string">
            <text:p>Example Part</text:p>
          </table:table-cell>
          <table:table-cell table:style-name="ce8" table:formula="of:=[$ExamplePart.B2]" office:value-type="string" office:string-value="ISSUES" calcext:value-type="string">
            <text:p>ISSUES</text:p>
          </table:table-cell>
          <table:table-cell table:style-name="ce6" table:formula="of:=[$ExamplePart.B3]" office:value-type="string" office:string-value="/13" calcext:value-type="string">
            <text:p>/13</text:p>
          </table:table-cell>
          <table:table-cell table:style-name="ce6" table:formula="of:=[$ExamplePart.B4]" office:value-type="string" office:string-value="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" calcext:value-type="string">
            <text:p>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</text:p>
          </table:table-cell>
        </table:table-row>
        <table:table-row table:style-name="ro1" table:number-rows-repeated="2"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table-cell/>
          <table:table-cell table:style-name="ce8"/>
          <table:table-cell table:style-name="ce6" table:number-columns-repeated="2"/>
        </table:table-row>
        <table:table-row table:style-name="ro1">
          <table:table-cell table:style-name="ce6"/>
          <table:table-cell table:style-name="ce8"/>
          <table:table-cell table:style-name="ce6" table:number-columns-repeated="2"/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ummary.B2:Summary.B32">
            <calcext:condition calcext:apply-style-name="Bad" calcext:value="=&quot;ISSUES&quot;" calcext:base-cell-address="Summary.B2"/>
            <calcext:condition calcext:apply-style-name="Good" calcext:value="=&quot;OK&quot;" calcext:base-cell-address="Summary.B2"/>
          </calcext:conditional-format>
        </calcext:conditional-formats>
      </table:table>
      <table:table table:name="Board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PCB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25" table:formula="of:=[.E41]" office:value-type="string" office:string-value="ISSUES" calcext:value-type="string">
            <text:p>ISSUES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style-name="ce25" table:formula="of:=COM.MICROSOFT.CONCAT(TEXT([.D41];&quot;##&quot;);&quot;/&quot;;TEXT([.C41];&quot;##&quot;))" office:value-type="string" office:string-value="21/22" calcext:value-type="string">
            <text:p>21/22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ISSUES</text:p>
          </table:table-cell>
          <table:table-cell table:formula="of:=COM.MICROSOFT.CONCAT([.F8:.F40])" office:value-type="string" office:string-value="CHECK: Overall size?; " calcext:value-type="string">
            <text:p>CHECK: Overall size?; </text:p>
          </table:table-cell>
          <table:table-cell table:number-columns-repeated="66"/>
        </table:table-row>
        <table:table-row table:style-name="ro1">
          <table:table-cell table:style-name="ce1"/>
          <table:table-cell table:number-columns-repeated="67"/>
        </table:table-row>
        <table:table-row table:style-name="ro1">
          <table:table-cell table:number-columns-repeated="68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/>
          <table:table-cell office:value-type="string" calcext:value-type="string">
            <text:p>Do check?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Result?</text:p>
          </table:table-cell>
          <table:table-cell office:value-type="string" calcext:value-type="string">
            <text:p>Comment</text:p>
          </table:table-cell>
          <table:table-cell table:number-columns-repeated="62"/>
        </table:table-row>
        <table:table-row table:style-name="ro3">
          <table:table-cell table:style-name="ce18" office:value-type="string" calcext:value-type="string">
            <text:p>CHECK: How many layers?</text:p>
          </table:table-cell>
          <table:table-cell table:style-name="ce30" office:value-type="string" calcext:value-type="string">
            <text:p>OK, 2</text:p>
          </table:table-cell>
          <table:table-cell table:style-name="ce34" table:formula="of:=EXACT(LEFT(TRIM(LOWER([.A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8]));2))" office:value-type="boolean" office:boolean-value="true" calcext:value-type="boolean">
            <text:p>TRUE</text:p>
          </table:table-cell>
          <table:table-cell table:style-name="ce35" table:formula="of:=IF([.C8];IF([.D8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8];&quot;ISSUE&quot;);COM.MICROSOFT.CONCAT([.A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18" office:value-type="string" calcext:value-type="string">
            <text:p>CHECK: What thickness copper?</text:p>
          </table:table-cell>
          <table:table-cell table:style-name="ce30" office:value-type="string" calcext:value-type="string">
            <text:p>Ok, 1oz</text:p>
          </table:table-cell>
          <table:table-cell table:style-name="ce34" table:formula="of:=EXACT(LEFT(TRIM(LOWER([.A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9]));2))" office:value-type="boolean" office:boolean-value="true" calcext:value-type="boolean">
            <text:p>TRUE</text:p>
          </table:table-cell>
          <table:table-cell table:style-name="ce35" table:formula="of:=IF([.C9];IF([.D9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9];&quot;ISSUE&quot;);COM.MICROSOFT.CONCAT([.A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18" office:value-type="string" calcext:value-type="string">
            <text:p><text:span text:style-name="T3">CHECK: </text:span>What type of processes?</text:p>
          </table:table-cell>
          <table:table-cell table:style-name="ce30" office:value-type="string" calcext:value-type="string">
            <text:p>Ok, Lead Free, PTH</text:p>
          </table:table-cell>
          <table:table-cell table:style-name="ce34" table:formula="of:=EXACT(LEFT(TRIM(LOWER([.A1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0]));2))" office:value-type="boolean" office:boolean-value="true" calcext:value-type="boolean">
            <text:p>TRUE</text:p>
          </table:table-cell>
          <table:table-cell table:style-name="ce35" table:formula="of:=IF([.C10];IF([.D10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0];&quot;ISSUE&quot;);COM.MICROSOFT.CONCAT([.A1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18" office:value-type="string" calcext:value-type="string">
            <text:p><text:span text:style-name="T3">CHECK: </text:span>What layers are needed in the Gerbers?</text:p>
          </table:table-cell>
          <table:table-cell table:style-name="ce30" office:value-type="string" calcext:value-type="string">
            <text:p>Ok, need top and bottom copper – they will figure out which need to be PTH</text:p>
          </table:table-cell>
          <table:table-cell table:style-name="ce34" table:formula="of:=EXACT(LEFT(TRIM(LOWER([.A1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1]));2))" office:value-type="boolean" office:boolean-value="true" calcext:value-type="boolean">
            <text:p>TRUE</text:p>
          </table:table-cell>
          <table:table-cell table:style-name="ce35" table:formula="of:=IF([.C11];IF([.D11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1];&quot;ISSUE&quot;);COM.MICROSOFT.CONCAT([.A1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18" office:value-type="string" calcext:value-type="string">
            <text:p><text:span text:style-name="T3">CHECK: </text:span>What sort of drill sizing?</text:p>
          </table:table-cell>
          <table:table-cell table:style-name="ce30" office:value-type="string" calcext:value-type="string">
            <text:p>Ok, Assume 0.1mm sizes available</text:p>
          </table:table-cell>
          <table:table-cell table:style-name="ce34" table:formula="of:=EXACT(LEFT(TRIM(LOWER([.A12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2]));2))" office:value-type="boolean" office:boolean-value="true" calcext:value-type="boolean">
            <text:p>TRUE</text:p>
          </table:table-cell>
          <table:table-cell table:style-name="ce35" table:formula="of:=IF([.C12];IF([.D12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2];&quot;ISSUE&quot;);COM.MICROSOFT.CONCAT([.A1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18" office:value-type="string" calcext:value-type="string">
            <text:p><text:span text:style-name="T3">CHECK: </text:span>Mounting Holes?</text:p>
          </table:table-cell>
          <table:table-cell table:style-name="ce30" office:value-type="string" calcext:value-type="string">
            <text:p>Ok, 4xM3 clearance (3.2mm)</text:p>
          </table:table-cell>
          <table:table-cell table:style-name="ce34" table:formula="of:=EXACT(LEFT(TRIM(LOWER([.A13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3]));2))" office:value-type="boolean" office:boolean-value="true" calcext:value-type="boolean">
            <text:p>TRUE</text:p>
          </table:table-cell>
          <table:table-cell table:style-name="ce35" table:formula="of:=IF([.C13];IF([.D13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3];&quot;ISSUE&quot;);COM.MICROSOFT.CONCAT([.A1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18" office:value-type="string" calcext:value-type="string">
            <text:p><text:span text:style-name="T3">CHECK: </text:span>Board materials?</text:p>
          </table:table-cell>
          <table:table-cell table:style-name="ce30" office:value-type="string" calcext:value-type="string">
            <text:p>Ok, FR4</text:p>
          </table:table-cell>
          <table:table-cell table:style-name="ce34" table:formula="of:=EXACT(LEFT(TRIM(LOWER([.A14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4]));2))" office:value-type="boolean" office:boolean-value="true" calcext:value-type="boolean">
            <text:p>TRUE</text:p>
          </table:table-cell>
          <table:table-cell table:style-name="ce35" table:formula="of:=IF([.C14];IF([.D14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4];&quot;ISSUE&quot;);COM.MICROSOFT.CONCAT([.A1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9" office:value-type="string" calcext:value-type="string">
            <text:p><text:span text:style-name="T3">CHECK: </text:span>Board thickness?</text:p>
          </table:table-cell>
          <table:table-cell table:style-name="ce31" office:value-type="string" calcext:value-type="string">
            <text:p>Ok, 1.6mm</text:p>
          </table:table-cell>
          <table:table-cell table:style-name="ce34" table:formula="of:=EXACT(LEFT(TRIM(LOWER([.A1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5]));2))" office:value-type="boolean" office:boolean-value="true" calcext:value-type="boolean">
            <text:p>TRUE</text:p>
          </table:table-cell>
          <table:table-cell table:style-name="ce35" table:formula="of:=IF([.C15];IF([.D15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5];&quot;ISSUE&quot;);COM.MICROSOFT.CONCAT([.A1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 office:value-type="string" calcext:value-type="string">
            <text:p><text:span text:style-name="T3">CHECK: </text:span>Overall size?</text:p>
          </table:table-cell>
          <table:table-cell table:style-name="ce31"/>
          <table:table-cell table:style-name="ce34" table:formula="of:=EXACT(LEFT(TRIM(LOWER([.A1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6]));2))" office:value-type="boolean" office:boolean-value="false" calcext:value-type="boolean">
            <text:p>FALSE</text:p>
          </table:table-cell>
          <table:table-cell table:style-name="ce35" table:formula="of:=IF([.C16];IF([.D16];&quot;OK&quot;;&quot;ISSUE&quot;);&quot;IGNORE&quot;)" office:value-type="string" office:string-value="ISSUE" calcext:value-type="string">
            <text:p>ISSUE</text:p>
          </table:table-cell>
          <table:table-cell table:style-name="ce37" table:formula="of:==IF(EXACT([.E16];&quot;ISSUE&quot;);COM.MICROSOFT.CONCAT([.A16];&quot;; &quot;);{})" office:value-type="string" office:string-value="CHECK: Overall size?; " calcext:value-type="string">
            <text:p>CHECK: Overall size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 office:value-type="string" calcext:value-type="string">
            <text:p><text:span text:style-name="T3">CHECK: </text:span>Quantity needed?</text:p>
          </table:table-cell>
          <table:table-cell table:style-name="ce31" office:value-type="string" calcext:value-type="string">
            <text:p>OK, 12</text:p>
          </table:table-cell>
          <table:table-cell table:style-name="ce34" table:formula="of:=EXACT(LEFT(TRIM(LOWER([.A1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7]));2))" office:value-type="boolean" office:boolean-value="true" calcext:value-type="boolean">
            <text:p>TRUE</text:p>
          </table:table-cell>
          <table:table-cell table:style-name="ce35" table:formula="of:=IF([.C17];IF([.D17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7];&quot;ISSUE&quot;);COM.MICROSOFT.CONCAT([.A1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 office:value-type="string" calcext:value-type="string">
            <text:p><text:span text:style-name="T3">CHECK: </text:span>Spares needed?</text:p>
          </table:table-cell>
          <table:table-cell table:style-name="ce31" office:value-type="string" calcext:value-type="string">
            <text:p>OK, 8</text:p>
          </table:table-cell>
          <table:table-cell table:style-name="ce34" table:formula="of:=EXACT(LEFT(TRIM(LOWER([.A1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8]));2))" office:value-type="boolean" office:boolean-value="true" calcext:value-type="boolean">
            <text:p>TRUE</text:p>
          </table:table-cell>
          <table:table-cell table:style-name="ce35" table:formula="of:=IF([.C18];IF([.D18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8];&quot;ISSUE&quot;);COM.MICROSOFT.CONCAT([.A1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 office:value-type="string" calcext:value-type="string">
            <text:p><text:span text:style-name="T3">CHECK: </text:span>EMC issues considered?</text:p>
          </table:table-cell>
          <table:table-cell table:style-name="ce32" office:value-type="string" calcext:value-type="string">
            <text:p>Ok – not really</text:p>
          </table:table-cell>
          <table:table-cell table:style-name="ce34" table:formula="of:=EXACT(LEFT(TRIM(LOWER([.A1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9]));2))" office:value-type="boolean" office:boolean-value="true" calcext:value-type="boolean">
            <text:p>TRUE</text:p>
          </table:table-cell>
          <table:table-cell table:style-name="ce35" table:formula="of:=IF([.C19];IF([.D19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9];&quot;ISSUE&quot;);COM.MICROSOFT.CONCAT([.A1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4">
          <table:table-cell table:style-name="ce18" office:value-type="string" calcext:value-type="string">
            <text:p>CHECK: Thermal issues considered?</text:p>
          </table:table-cell>
          <table:table-cell table:style-name="ce31" office:value-type="string" calcext:value-type="string">
            <text:p>Ok, Yes – power track size for terminal blocks, no currents sensor now so rest is low temp; also the motor driver as current sensing which is sensitive to over temperature, and/or we know what current represents too much current in the drivers (the library </text:p>
          </table:table-cell>
          <table:table-cell table:style-name="ce34" table:formula="of:=EXACT(LEFT(TRIM(LOWER([.A2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0]));2))" office:value-type="boolean" office:boolean-value="true" calcext:value-type="boolean">
            <text:p>TRUE</text:p>
          </table:table-cell>
          <table:table-cell table:style-name="ce35" table:formula="of:=IF([.C20];IF([.D20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0];&quot;ISSUE&quot;);COM.MICROSOFT.CONCAT([.A2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 office:value-type="string" calcext:value-type="string">
            <text:p><text:span text:style-name="T3">CHECK: </text:span>Sourcing issues considered?</text:p>
          </table:table-cell>
          <table:table-cell table:style-name="ce31" office:value-type="string" calcext:value-type="string">
            <text:p>Ok, Yes – jlbpcb stocks checked for parts to be used in assembly</text:p>
          </table:table-cell>
          <table:table-cell table:style-name="ce34" table:formula="of:=EXACT(LEFT(TRIM(LOWER([.A2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1]));2))" office:value-type="boolean" office:boolean-value="true" calcext:value-type="boolean">
            <text:p>TRUE</text:p>
          </table:table-cell>
          <table:table-cell table:style-name="ce35" table:formula="of:=IF([.C21];IF([.D21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1];&quot;ISSUE&quot;);COM.MICROSOFT.CONCAT([.A2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 office:value-type="string" calcext:value-type="string">
            <text:p><text:span text:style-name="T3">CHECK: </text:span>Assembly issues considered?</text:p>
          </table:table-cell>
          <table:table-cell table:style-name="ce31" office:value-type="string" calcext:value-type="string">
            <text:p>Ok, Yes – moved terminals so can get wires in easily, left out through hole test points.</text:p>
          </table:table-cell>
          <table:table-cell table:style-name="ce34" table:formula="of:=EXACT(LEFT(TRIM(LOWER([.A22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2]));2))" office:value-type="boolean" office:boolean-value="true" calcext:value-type="boolean">
            <text:p>TRUE</text:p>
          </table:table-cell>
          <table:table-cell table:style-name="ce35" table:formula="of:=IF([.C22];IF([.D22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2];&quot;ISSUE&quot;);COM.MICROSOFT.CONCAT([.A2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9" office:value-type="string" calcext:value-type="string">
            <text:p><text:span text:style-name="T3">CHECK: </text:span>Testing issues considered?</text:p>
          </table:table-cell>
          <table:table-cell table:style-name="ce31" office:value-type="string" calcext:value-type="string">
            <text:p>Ok, Added test points and ground plane pads for scope clips</text:p>
          </table:table-cell>
          <table:table-cell table:style-name="ce34" table:formula="of:=EXACT(LEFT(TRIM(LOWER([.A23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3]));2))" office:value-type="boolean" office:boolean-value="true" calcext:value-type="boolean">
            <text:p>TRUE</text:p>
          </table:table-cell>
          <table:table-cell table:style-name="ce35" table:formula="of:=IF([.C23];IF([.D23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3];&quot;ISSUE&quot;);COM.MICROSOFT.CONCAT([.A2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5">
          <table:table-cell table:style-name="ce18" office:value-type="string" calcext:value-type="string">
            <text:p><text:span text:style-name="T3">CHECK: </text:span>PCB fits in enclosure ok?</text:p>
          </table:table-cell>
          <table:table-cell table:style-name="ce31" office:value-type="string" calcext:value-type="string">
            <text:p>Ok, Enclosure will be about 50mm high (false floor in iso container, so we have clearance)</text:p>
          </table:table-cell>
          <table:table-cell table:style-name="ce34" table:formula="of:=EXACT(LEFT(TRIM(LOWER([.A24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4]));2))" office:value-type="boolean" office:boolean-value="true" calcext:value-type="boolean">
            <text:p>TRUE</text:p>
          </table:table-cell>
          <table:table-cell table:style-name="ce35" table:formula="of:=IF([.C24];IF([.D24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4];&quot;ISSUE&quot;);COM.MICROSOFT.CONCAT([.A2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5">
          <table:table-cell table:style-name="ce18" office:value-type="string" calcext:value-type="string">
            <text:p><text:span text:style-name="T3">CHECK: </text:span>Test points &amp; type?</text:p>
          </table:table-cell>
          <table:table-cell table:style-name="ce31" office:value-type="string" calcext:value-type="string">
            <text:p>OK, push on so will need to hold probes in place – good enough for a design we already tested </text:p>
          </table:table-cell>
          <table:table-cell table:style-name="ce34" table:formula="of:=EXACT(LEFT(TRIM(LOWER([.A2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5]));2))" office:value-type="boolean" office:boolean-value="true" calcext:value-type="boolean">
            <text:p>TRUE</text:p>
          </table:table-cell>
          <table:table-cell table:style-name="ce35" table:formula="of:=IF([.C25];IF([.D25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5];&quot;ISSUE&quot;);COM.MICROSOFT.CONCAT([.A2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 office:value-type="string" calcext:value-type="string">
            <text:p><text:span text:style-name="T3">CHECK: </text:span>Ground clip location?</text:p>
          </table:table-cell>
          <table:table-cell table:style-name="ce31" office:value-type="string" calcext:value-type="string">
            <text:p>Ok, edges of the boards, clear of other components</text:p>
          </table:table-cell>
          <table:table-cell table:style-name="ce34" table:formula="of:=EXACT(LEFT(TRIM(LOWER([.A2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6]));2))" office:value-type="boolean" office:boolean-value="true" calcext:value-type="boolean">
            <text:p>TRUE</text:p>
          </table:table-cell>
          <table:table-cell table:style-name="ce35" table:formula="of:=IF([.C26];IF([.D26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6];&quot;ISSUE&quot;);COM.MICROSOFT.CONCAT([.A2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 office:value-type="string" calcext:value-type="string">
            <text:p>CHECK: ROHS</text:p>
          </table:table-cell>
          <table:table-cell table:style-name="Default" office:value-type="string" calcext:value-type="string">
            <text:p>Ok – presumably</text:p>
          </table:table-cell>
          <table:table-cell table:style-name="ce34" table:formula="of:=EXACT(LEFT(TRIM(LOWER([.A2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7]));2))" office:value-type="boolean" office:boolean-value="true" calcext:value-type="boolean">
            <text:p>TRUE</text:p>
          </table:table-cell>
          <table:table-cell table:style-name="ce35" table:formula="of:=IF([.C27];IF([.D27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7];&quot;ISSUE&quot;);COM.MICROSOFT.CONCAT([.A2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/>
          <table:table-cell table:style-name="ce31"/>
          <table:table-cell table:style-name="ce34" table:formula="of:=EXACT(LEFT(TRIM(LOWER([.A2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8]));2))" office:value-type="boolean" office:boolean-value="false" calcext:value-type="boolean">
            <text:p>FALSE</text:p>
          </table:table-cell>
          <table:table-cell table:style-name="ce35" table:formula="of:=IF([.C28];IF([.D28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28];&quot;ISSUE&quot;);COM.MICROSOFT.CONCAT([.A2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/>
          <table:table-cell table:style-name="ce31"/>
          <table:table-cell table:style-name="ce34" table:formula="of:=EXACT(LEFT(TRIM(LOWER([.A2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9]));2))" office:value-type="boolean" office:boolean-value="false" calcext:value-type="boolean">
            <text:p>FALSE</text:p>
          </table:table-cell>
          <table:table-cell table:style-name="ce35" table:formula="of:=IF([.C29];IF([.D29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29];&quot;ISSUE&quot;);COM.MICROSOFT.CONCAT([.A2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9" office:value-type="string" calcext:value-type="string">
            <text:p>WHO?</text:p>
          </table:table-cell>
          <table:table-cell table:style-name="ce31"/>
          <table:table-cell table:style-name="ce34" table:formula="of:=EXACT(LEFT(TRIM(LOWER([.A3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0]));2))" office:value-type="boolean" office:boolean-value="false" calcext:value-type="boolean">
            <text:p>FALSE</text:p>
          </table:table-cell>
          <table:table-cell table:style-name="ce35" table:formula="of:=IF([.C30];IF([.D30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0];&quot;ISSUE&quot;);COM.MICROSOFT.CONCAT([.A3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 office:value-type="string" calcext:value-type="string">
            <text:p>CHECK: Who will supply?</text:p>
          </table:table-cell>
          <table:table-cell table:style-name="ce31" office:value-type="string" calcext:value-type="string">
            <text:p>ok, JLCPCB</text:p>
          </table:table-cell>
          <table:table-cell table:style-name="ce34" table:formula="of:=EXACT(LEFT(TRIM(LOWER([.A3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1]));2))" office:value-type="boolean" office:boolean-value="true" calcext:value-type="boolean">
            <text:p>TRUE</text:p>
          </table:table-cell>
          <table:table-cell table:style-name="ce35" table:formula="of:=IF([.C31];IF([.D31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31];&quot;ISSUE&quot;);COM.MICROSOFT.CONCAT([.A3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20" office:value-type="string" calcext:value-type="string">
            <text:p>Quantity</text:p>
          </table:table-cell>
          <table:table-cell table:style-name="ce31"/>
          <table:table-cell table:style-name="ce34" table:formula="of:=EXACT(LEFT(TRIM(LOWER([.A3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2]));2))" office:value-type="boolean" office:boolean-value="false" calcext:value-type="boolean">
            <text:p>FALSE</text:p>
          </table:table-cell>
          <table:table-cell table:style-name="ce35" table:formula="of:=IF([.C32];IF([.D32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2];&quot;ISSUE&quot;);COM.MICROSOFT.CONCAT([.A3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20" office:value-type="string" calcext:value-type="string">
            <text:p>Price per unit</text:p>
          </table:table-cell>
          <table:table-cell table:style-name="ce31"/>
          <table:table-cell table:style-name="ce34" table:formula="of:=EXACT(LEFT(TRIM(LOWER([.A3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3]));2))" office:value-type="boolean" office:boolean-value="false" calcext:value-type="boolean">
            <text:p>FALSE</text:p>
          </table:table-cell>
          <table:table-cell table:style-name="ce35" table:formula="of:=IF([.C33];IF([.D33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3];&quot;ISSUE&quot;);COM.MICROSOFT.CONCAT([.A3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20" office:value-type="string" calcext:value-type="string">
            <text:p>Date last checked?</text:p>
          </table:table-cell>
          <table:table-cell table:style-name="ce31"/>
          <table:table-cell table:style-name="ce34" table:formula="of:=EXACT(LEFT(TRIM(LOWER([.A3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4]));2))" office:value-type="boolean" office:boolean-value="false" calcext:value-type="boolean">
            <text:p>FALSE</text:p>
          </table:table-cell>
          <table:table-cell table:style-name="ce35" table:formula="of:=IF([.C34];IF([.D34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4];&quot;ISSUE&quot;);COM.MICROSOFT.CONCAT([.A3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 office:value-type="string" calcext:value-type="string">
            <text:p>CHECK: Who will assemble?</text:p>
          </table:table-cell>
          <table:table-cell table:style-name="ce31" office:value-type="string" calcext:value-type="string">
            <text:p>ok, JLCPCB and us for some through hole items</text:p>
          </table:table-cell>
          <table:table-cell table:style-name="ce34" table:formula="of:=EXACT(LEFT(TRIM(LOWER([.A3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5]));2))" office:value-type="boolean" office:boolean-value="true" calcext:value-type="boolean">
            <text:p>TRUE</text:p>
          </table:table-cell>
          <table:table-cell table:style-name="ce35" table:formula="of:=IF([.C35];IF([.D35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35];&quot;ISSUE&quot;);COM.MICROSOFT.CONCAT([.A3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/>
          <table:table-cell table:style-name="ce31"/>
          <table:table-cell table:style-name="ce34" table:formula="of:=EXACT(LEFT(TRIM(LOWER([.A3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6]));2))" office:value-type="boolean" office:boolean-value="false" calcext:value-type="boolean">
            <text:p>FALSE</text:p>
          </table:table-cell>
          <table:table-cell table:style-name="ce35" table:formula="of:=IF([.C36];IF([.D36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6];&quot;ISSUE&quot;);COM.MICROSOFT.CONCAT([.A3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9" office:value-type="string" calcext:value-type="string">
            <text:p>OTHER?</text:p>
          </table:table-cell>
          <table:table-cell table:style-name="ce31"/>
          <table:table-cell table:style-name="ce34" table:formula="of:=EXACT(LEFT(TRIM(LOWER([.A3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7]));2))" office:value-type="boolean" office:boolean-value="false" calcext:value-type="boolean">
            <text:p>FALSE</text:p>
          </table:table-cell>
          <table:table-cell table:style-name="ce35" table:formula="of:=IF([.C37];IF([.D37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7];&quot;ISSUE&quot;);COM.MICROSOFT.CONCAT([.A3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18"/>
          <table:table-cell table:style-name="ce31"/>
          <table:table-cell table:number-columns-repeated="2"/>
          <table:table-cell table:style-name="ce36"/>
          <table:table-cell table:style-name="ce37" table:formula="of:==IF(EXACT([.E38];&quot;ISSUE&quot;);COM.MICROSOFT.CONCAT([.A38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18"/>
          <table:table-cell table:style-name="ce31"/>
          <table:table-cell table:number-columns-repeated="2"/>
          <table:table-cell table:style-name="ce36"/>
          <table:table-cell table:style-name="ce37" table:formula="of:==IF(EXACT([.E39];&quot;ISSUE&quot;);COM.MICROSOFT.CONCAT([.A39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18"/>
          <table:table-cell table:style-name="ce31"/>
          <table:table-cell table:number-columns-repeated="2"/>
          <table:table-cell table:style-name="ce36"/>
          <table:table-cell table:style-name="ce37" table:formula="of:==IF(EXACT([.E40];&quot;ISSUE&quot;);COM.MICROSOFT.CONCAT([.A40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31"/>
          <table:table-cell table:formula="of:=SUM([.C8:.C40])" office:value-type="float" office:value="22" calcext:value-type="float">
            <text:p>22</text:p>
          </table:table-cell>
          <table:table-cell table:formula="of:=SUM([.D8:.D37])" office:value-type="float" office:value="21" calcext:value-type="float">
            <text:p>21</text:p>
          </table:table-cell>
          <table:table-cell table:formula="of:=IF(NOT([.C41]=[.D41]);&quot;ISSUES&quot;;&quot;OK&quot;)" office:value-type="string" office:string-value="ISSUES" calcext:value-type="string">
            <text:p>ISSU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7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4" table:number-columns-repeated="5"/>
          <table:table-cell table:style-name="ce4" table:number-columns-repeated="62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7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: orientation, pick &amp; place constraints, clearances, fits, tolerances</text:p>
          </table:table-cell>
          <table:table-cell table:number-columns-repeated="67"/>
        </table:table-row>
        <table:table-row table:style-name="ro1" table:number-rows-repeated="1048528">
          <table:table-cell table:number-columns-repeated="68"/>
        </table:table-row>
        <table:table-row table:style-name="ro1">
          <table:table-cell table:number-columns-repeated="68"/>
        </table:table-row>
        <calcext:conditional-formats>
          <calcext:conditional-format calcext:target-range-address="Board.A8:Board.A40">
            <calcext:condition calcext:apply-style-name="Note" calcext:value="begins-with(&quot;CHECK:&quot;)" calcext:base-cell-address="Board.A8"/>
          </calcext:conditional-format>
          <calcext:conditional-format calcext:target-range-address="Board.F8:Board.F40">
            <calcext:condition calcext:apply-style-name="Bad" calcext:value="not-contains-text(0)" calcext:base-cell-address="Board.F8"/>
          </calcext:conditional-format>
          <calcext:conditional-format calcext:target-range-address="Board.E8:Board.E40">
            <calcext:condition calcext:apply-style-name="Good" calcext:value="=&quot;OK&quot;" calcext:base-cell-address="Board.E8"/>
            <calcext:condition calcext:apply-style-name="Bad" calcext:value="=&quot;ISSUE&quot;" calcext:base-cell-address="Board.E8"/>
            <calcext:condition calcext:apply-style-name="Footnote" calcext:value="=&quot;IGNORE&quot;" calcext:base-cell-address="Board.E8"/>
          </calcext:conditional-format>
          <calcext:conditional-format calcext:target-range-address="Board.B28:Board.B41 Board.B8:Board.B26">
            <calcext:condition calcext:apply-style-name="Good" calcext:value="formula-is([#REF!]=&quot;OK&quot;)" calcext:base-cell-address="Board.B8"/>
            <calcext:condition calcext:apply-style-name="Bad" calcext:value="formula-is([#REF!]=&quot;ISSUE&quot;)" calcext:base-cell-address="Board.B8"/>
            <calcext:condition calcext:apply-style-name="Footnote" calcext:value="formula-is([#REF!]=&quot;IGNORE&quot;)" calcext:base-cell-address="Board.B8"/>
          </calcext:conditional-format>
          <calcext:conditional-format calcext:target-range-address="Board.B2:Board.B3">
            <calcext:condition calcext:apply-style-name="Bad" calcext:value="formula-is([.$B$2]=&quot;ISSUES&quot;)" calcext:base-cell-address="Board.B2"/>
            <calcext:condition calcext:apply-style-name="Good" calcext:value="formula-is([.$B$2]=&quot;OK&quot;)" calcext:base-cell-address="Board.B2"/>
          </calcext:conditional-format>
        </calcext:conditional-formats>
      </table:table>
      <table:table table:name="ExamplePart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Example Part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42" table:formula="of:=[.E62]" office:value-type="string" office:string-value="ISSUES" calcext:value-type="string">
            <text:p>ISSUES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style-name="ce42" table:formula="of:=COM.MICROSOFT.CONCAT(TEXT([.D62];&quot;##&quot;);&quot;/&quot;;TEXT([.C62];&quot;##&quot;))" office:value-type="string" office:string-value="/13" calcext:value-type="string">
            <text:p>/13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ISSUES</text:p>
          </table:table-cell>
          <table:table-cell table:formula="of:=COM.MICROSOFT.CONCAT([.F8:.F61])" office:value-type="string" office:string-value="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" calcext:value-type="string">
            <text:p>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</text:p>
          </table:table-cell>
          <table:table-cell table:number-columns-repeated="66"/>
        </table:table-row>
        <table:table-row table:style-name="ro1">
          <table:table-cell table:style-name="ce1"/>
          <table:table-cell table:number-columns-repeated="67"/>
        </table:table-row>
        <table:table-row table:style-name="ro1">
          <table:table-cell table:number-columns-repeated="68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/>
          <table:table-cell office:value-type="string" calcext:value-type="string">
            <text:p>Do check?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Result?</text:p>
          </table:table-cell>
          <table:table-cell office:value-type="string" calcext:value-type="string">
            <text:p>Comment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Power supply wanted</text:p>
          </table:table-cell>
          <table:table-cell table:style-name="ce43"/>
          <table:table-cell table:style-name="ce34" table:formula="of:=EXACT(LEFT(TRIM(LOWER([.A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8]));2))" office:value-type="boolean" office:boolean-value="false" calcext:value-type="boolean">
            <text:p>FALSE</text:p>
          </table:table-cell>
          <table:table-cell table:style-name="ce47" table:formula="of:=IF([.C8];IF([.D8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8];&quot;ISSUE&quot;);COM.MICROSOFT.CONCAT([.A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CHECK: Power supply given</text:p>
          </table:table-cell>
          <table:table-cell table:style-name="ce43"/>
          <table:table-cell table:style-name="ce34" table:formula="of:=EXACT(LEFT(TRIM(LOWER([.A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9]));2))" office:value-type="boolean" office:boolean-value="false" calcext:value-type="boolean">
            <text:p>FALSE</text:p>
          </table:table-cell>
          <table:table-cell table:style-name="ce47" table:formula="of:=IF([.C9];IF([.D9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9];&quot;ISSUE&quot;);COM.MICROSOFT.CONCAT([.A9];&quot;; &quot;);{})" office:value-type="string" office:string-value="CHECK: Power supply given; " calcext:value-type="string">
            <text:p>CHECK: Power supply given; </text:p>
          </table:table-cell>
          <table:table-cell table:style-name="ce6" table:number-columns-repeated="2"/>
          <table:table-cell table:style-name="ce6" table:formula="of:=IF(EXACT(&quot;ok&quot;;LEFT(LOWER(TRIM([.B9]));2));{};[.B9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38" office:value-type="string" calcext:value-type="string">
            <text:p>Ground wanted</text:p>
          </table:table-cell>
          <table:table-cell table:style-name="ce43"/>
          <table:table-cell table:style-name="ce34" table:formula="of:=EXACT(LEFT(TRIM(LOWER([.A1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0]));2))" office:value-type="boolean" office:boolean-value="false" calcext:value-type="boolean">
            <text:p>FALSE</text:p>
          </table:table-cell>
          <table:table-cell table:style-name="ce47" table:formula="of:=IF([.C10];IF([.D10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10];&quot;ISSUE&quot;);COM.MICROSOFT.CONCAT([.A1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CHECK: Ground given</text:p>
          </table:table-cell>
          <table:table-cell table:style-name="ce43"/>
          <table:table-cell table:style-name="ce34" table:formula="of:=EXACT(LEFT(TRIM(LOWER([.A1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1]));2))" office:value-type="boolean" office:boolean-value="false" calcext:value-type="boolean">
            <text:p>FALSE</text:p>
          </table:table-cell>
          <table:table-cell table:style-name="ce47" table:formula="of:=IF([.C11];IF([.D11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1];&quot;ISSUE&quot;);COM.MICROSOFT.CONCAT([.A11];&quot;; &quot;);{})" office:value-type="string" office:string-value="CHECK: Ground given; " calcext:value-type="string">
            <text:p>CHECK: Ground given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List unused inputs</text:p>
          </table:table-cell>
          <table:table-cell table:style-name="ce43"/>
          <table:table-cell table:style-name="ce34" table:formula="of:=EXACT(LEFT(TRIM(LOWER([.A1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2]));2))" office:value-type="boolean" office:boolean-value="false" calcext:value-type="boolean">
            <text:p>FALSE</text:p>
          </table:table-cell>
          <table:table-cell table:style-name="ce47" table:formula="of:=IF([.C12];IF([.D12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12];&quot;ISSUE&quot;);COM.MICROSOFT.CONCAT([.A1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CHECK: Unused inputs treated ok?</text:p>
          </table:table-cell>
          <table:table-cell table:style-name="ce43"/>
          <table:table-cell table:style-name="ce34" table:formula="of:=EXACT(LEFT(TRIM(LOWER([.A13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3]));2))" office:value-type="boolean" office:boolean-value="false" calcext:value-type="boolean">
            <text:p>FALSE</text:p>
          </table:table-cell>
          <table:table-cell table:style-name="ce47" table:formula="of:=IF([.C13];IF([.D13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3];&quot;ISSUE&quot;);COM.MICROSOFT.CONCAT([.A13];&quot;; &quot;);{})" office:value-type="string" office:string-value="CHECK: Unused inputs treated ok?; " calcext:value-type="string">
            <text:p>CHECK: Unused inputs treated ok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CHECK: Special track sizing?</text:p>
          </table:table-cell>
          <table:table-cell table:style-name="ce44"/>
          <table:table-cell table:style-name="ce34" table:formula="of:=EXACT(LEFT(TRIM(LOWER([.A14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4]));2))" office:value-type="boolean" office:boolean-value="false" calcext:value-type="boolean">
            <text:p>FALSE</text:p>
          </table:table-cell>
          <table:table-cell table:style-name="ce47" table:formula="of:=IF([.C14];IF([.D14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4];&quot;ISSUE&quot;);COM.MICROSOFT.CONCAT([.A14];&quot;; &quot;);{})" office:value-type="string" office:string-value="CHECK: Special track sizing?; " calcext:value-type="string">
            <text:p>CHECK: Special track sizing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CHECK: Footprint size correct?</text:p>
          </table:table-cell>
          <table:table-cell table:style-name="ce44"/>
          <table:table-cell table:style-name="ce34" table:formula="of:=EXACT(LEFT(TRIM(LOWER([.A1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5]));2))" office:value-type="boolean" office:boolean-value="false" calcext:value-type="boolean">
            <text:p>FALSE</text:p>
          </table:table-cell>
          <table:table-cell table:style-name="ce47" table:formula="of:=IF([.C15];IF([.D15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5];&quot;ISSUE&quot;);COM.MICROSOFT.CONCAT([.A15];&quot;; &quot;);{})" office:value-type="string" office:string-value="CHECK: Footprint size correct?; " calcext:value-type="string">
            <text:p>CHECK: Footprint size correct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CHECK: Footprint orientation?</text:p>
          </table:table-cell>
          <table:table-cell table:style-name="ce44"/>
          <table:table-cell table:style-name="ce34" table:formula="of:=EXACT(LEFT(TRIM(LOWER([.A1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6]));2))" office:value-type="boolean" office:boolean-value="false" calcext:value-type="boolean">
            <text:p>FALSE</text:p>
          </table:table-cell>
          <table:table-cell table:style-name="ce47" table:formula="of:=IF([.C16];IF([.D16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6];&quot;ISSUE&quot;);COM.MICROSOFT.CONCAT([.A16];&quot;; &quot;);{})" office:value-type="string" office:string-value="CHECK: Footprint orientation?; " calcext:value-type="string">
            <text:p>CHECK: Footprint orientation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Nearest component?</text:p>
          </table:table-cell>
          <table:table-cell table:style-name="ce44"/>
          <table:table-cell table:style-name="ce34" table:formula="of:=EXACT(LEFT(TRIM(LOWER([.A1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7]));2))" office:value-type="boolean" office:boolean-value="false" calcext:value-type="boolean">
            <text:p>FALSE</text:p>
          </table:table-cell>
          <table:table-cell table:style-name="ce47" table:formula="of:=IF([.C17];IF([.D17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17];&quot;ISSUE&quot;);COM.MICROSOFT.CONCAT([.A1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6">
          <table:table-cell table:style-name="ce38" office:value-type="string" calcext:value-type="string">
            <text:p>CHECK: EMC considerations?</text:p>
          </table:table-cell>
          <table:table-cell table:style-name="ce44"/>
          <table:table-cell table:style-name="ce34" table:formula="of:=EXACT(LEFT(TRIM(LOWER([.A1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8]));2))" office:value-type="boolean" office:boolean-value="false" calcext:value-type="boolean">
            <text:p>FALSE</text:p>
          </table:table-cell>
          <table:table-cell table:style-name="ce47" table:formula="of:=IF([.C18];IF([.D18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8];&quot;ISSUE&quot;);COM.MICROSOFT.CONCAT([.A18];&quot;; &quot;);{})" office:value-type="string" office:string-value="CHECK: EMC considerations?; " calcext:value-type="string">
            <text:p>CHECK: EMC considerations?; </text:p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38"/>
          <table:table-cell table:style-name="ce44"/>
          <table:table-cell table:style-name="ce34" table:formula="of:=EXACT(LEFT(TRIM(LOWER([.A1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9]));2))" office:value-type="boolean" office:boolean-value="false" calcext:value-type="boolean">
            <text:p>FALSE</text:p>
          </table:table-cell>
          <table:table-cell table:style-name="ce47" table:formula="of:=IF([.C19];IF([.D19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19];&quot;ISSUE&quot;);COM.MICROSOFT.CONCAT([.A1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38"/>
          <table:table-cell table:style-name="ce44"/>
          <table:table-cell table:style-name="ce34" table:formula="of:=EXACT(LEFT(TRIM(LOWER([.A2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0]));2))" office:value-type="boolean" office:boolean-value="false" calcext:value-type="boolean">
            <text:p>FALSE</text:p>
          </table:table-cell>
          <table:table-cell table:style-name="ce47" table:formula="of:=IF([.C20];IF([.D20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0];&quot;ISSUE&quot;);COM.MICROSOFT.CONCAT([.A2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38"/>
          <table:table-cell table:style-name="ce44"/>
          <table:table-cell table:style-name="ce34" table:formula="of:=EXACT(LEFT(TRIM(LOWER([.A2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1]));2))" office:value-type="boolean" office:boolean-value="false" calcext:value-type="boolean">
            <text:p>FALSE</text:p>
          </table:table-cell>
          <table:table-cell table:style-name="ce47" table:formula="of:=IF([.C21];IF([.D21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1];&quot;ISSUE&quot;);COM.MICROSOFT.CONCAT([.A2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38"/>
          <table:table-cell table:style-name="ce44"/>
          <table:table-cell table:style-name="ce34" table:formula="of:=EXACT(LEFT(TRIM(LOWER([.A2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2]));2))" office:value-type="boolean" office:boolean-value="false" calcext:value-type="boolean">
            <text:p>FALSE</text:p>
          </table:table-cell>
          <table:table-cell table:style-name="ce47" table:formula="of:=IF([.C22];IF([.D22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2];&quot;ISSUE&quot;);COM.MICROSOFT.CONCAT([.A2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38"/>
          <table:table-cell table:style-name="ce44"/>
          <table:table-cell table:style-name="ce34" table:formula="of:=EXACT(LEFT(TRIM(LOWER([.A2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3]));2))" office:value-type="boolean" office:boolean-value="false" calcext:value-type="boolean">
            <text:p>FALSE</text:p>
          </table:table-cell>
          <table:table-cell table:style-name="ce47" table:formula="of:=IF([.C23];IF([.D23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3];&quot;ISSUE&quot;);COM.MICROSOFT.CONCAT([.A2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38"/>
          <table:table-cell table:style-name="ce44"/>
          <table:table-cell table:style-name="ce34" table:formula="of:=EXACT(LEFT(TRIM(LOWER([.A2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4]));2))" office:value-type="boolean" office:boolean-value="false" calcext:value-type="boolean">
            <text:p>FALSE</text:p>
          </table:table-cell>
          <table:table-cell table:style-name="ce47" table:formula="of:=IF([.C24];IF([.D24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4];&quot;ISSUE&quot;);COM.MICROSOFT.CONCAT([.A2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38"/>
          <table:table-cell table:style-name="ce44"/>
          <table:table-cell table:style-name="ce34" table:formula="of:=EXACT(LEFT(TRIM(LOWER([.A2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5]));2))" office:value-type="boolean" office:boolean-value="false" calcext:value-type="boolean">
            <text:p>FALSE</text:p>
          </table:table-cell>
          <table:table-cell table:style-name="ce47" table:formula="of:=IF([.C25];IF([.D25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5];&quot;ISSUE&quot;);COM.MICROSOFT.CONCAT([.A2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9" office:value-type="string" calcext:value-type="string">
            <text:p>WHAT</text:p>
          </table:table-cell>
          <table:table-cell table:style-name="ce43"/>
          <table:table-cell table:style-name="ce34" table:formula="of:=EXACT(LEFT(TRIM(LOWER([.A2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6]));2))" office:value-type="boolean" office:boolean-value="false" calcext:value-type="boolean">
            <text:p>FALSE</text:p>
          </table:table-cell>
          <table:table-cell table:style-name="ce47" table:formula="of:=IF([.C26];IF([.D26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6];&quot;ISSUE&quot;);COM.MICROSOFT.CONCAT([.A2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Name</text:p>
          </table:table-cell>
          <table:table-cell table:style-name="ce43"/>
          <table:table-cell table:style-name="ce34" table:formula="of:=EXACT(LEFT(TRIM(LOWER([.A2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7]));2))" office:value-type="boolean" office:boolean-value="false" calcext:value-type="boolean">
            <text:p>FALSE</text:p>
          </table:table-cell>
          <table:table-cell table:style-name="ce47" table:formula="of:=IF([.C27];IF([.D27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7];&quot;ISSUE&quot;);COM.MICROSOFT.CONCAT([.A2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Part #</text:p>
          </table:table-cell>
          <table:table-cell table:style-name="ce43"/>
          <table:table-cell table:style-name="ce34" table:formula="of:=EXACT(LEFT(TRIM(LOWER([.A2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8]));2))" office:value-type="boolean" office:boolean-value="false" calcext:value-type="boolean">
            <text:p>FALSE</text:p>
          </table:table-cell>
          <table:table-cell table:style-name="ce47" table:formula="of:=IF([.C28];IF([.D28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8];&quot;ISSUE&quot;);COM.MICROSOFT.CONCAT([.A2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Manufacturer</text:p>
          </table:table-cell>
          <table:table-cell table:style-name="ce43"/>
          <table:table-cell table:style-name="ce34" table:formula="of:=EXACT(LEFT(TRIM(LOWER([.A2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9]));2))" office:value-type="boolean" office:boolean-value="false" calcext:value-type="boolean">
            <text:p>FALSE</text:p>
          </table:table-cell>
          <table:table-cell table:style-name="ce47" table:formula="of:=IF([.C29];IF([.D29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9];&quot;ISSUE&quot;);COM.MICROSOFT.CONCAT([.A2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Approx Price</text:p>
          </table:table-cell>
          <table:table-cell table:style-name="ce45"/>
          <table:table-cell table:style-name="ce34" table:formula="of:=EXACT(LEFT(TRIM(LOWER([.A3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0]));2))" office:value-type="boolean" office:boolean-value="false" calcext:value-type="boolean">
            <text:p>FALSE</text:p>
          </table:table-cell>
          <table:table-cell table:style-name="ce47" table:formula="of:=IF([.C30];IF([.D30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0];&quot;ISSUE&quot;);COM.MICROSOFT.CONCAT([.A3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<text:span text:style-name="T4">Package type?</text:span><text:span text:style-name="T5">3</text:span></text:p>
          </table:table-cell>
          <table:table-cell table:style-name="ce43"/>
          <table:table-cell table:style-name="ce34" table:formula="of:=EXACT(LEFT(TRIM(LOWER([.A3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1]));2))" office:value-type="boolean" office:boolean-value="false" calcext:value-type="boolean">
            <text:p>FALSE</text:p>
          </table:table-cell>
          <table:table-cell table:style-name="ce47" table:formula="of:=IF([.C31];IF([.D31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1];&quot;ISSUE&quot;);COM.MICROSOFT.CONCAT([.A3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Datasheet link</text:p>
          </table:table-cell>
          <table:table-cell table:style-name="ce43"/>
          <table:table-cell table:style-name="ce34" table:formula="of:=EXACT(LEFT(TRIM(LOWER([.A3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2]));2))" office:value-type="boolean" office:boolean-value="false" calcext:value-type="boolean">
            <text:p>FALSE</text:p>
          </table:table-cell>
          <table:table-cell table:style-name="ce47" table:formula="of:=IF([.C32];IF([.D32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2];&quot;ISSUE&quot;);COM.MICROSOFT.CONCAT([.A3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/>
          <table:table-cell table:style-name="ce43"/>
          <table:table-cell table:style-name="ce34" table:formula="of:=EXACT(LEFT(TRIM(LOWER([.A3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3]));2))" office:value-type="boolean" office:boolean-value="false" calcext:value-type="boolean">
            <text:p>FALSE</text:p>
          </table:table-cell>
          <table:table-cell table:style-name="ce47" table:formula="of:=IF([.C33];IF([.D33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3];&quot;ISSUE&quot;);COM.MICROSOFT.CONCAT([.A3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9" office:value-type="string" calcext:value-type="string">
            <text:p>WHY</text:p>
          </table:table-cell>
          <table:table-cell table:style-name="ce43"/>
          <table:table-cell table:style-name="ce34" table:formula="of:=EXACT(LEFT(TRIM(LOWER([.A3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4]));2))" office:value-type="boolean" office:boolean-value="false" calcext:value-type="boolean">
            <text:p>FALSE</text:p>
          </table:table-cell>
          <table:table-cell table:style-name="ce47" table:formula="of:=IF([.C34];IF([.D34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4];&quot;ISSUE&quot;);COM.MICROSOFT.CONCAT([.A3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Purpose</text:p>
          </table:table-cell>
          <table:table-cell table:style-name="ce43"/>
          <table:table-cell table:style-name="ce34" table:formula="of:=EXACT(LEFT(TRIM(LOWER([.A3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5]));2))" office:value-type="boolean" office:boolean-value="false" calcext:value-type="boolean">
            <text:p>FALSE</text:p>
          </table:table-cell>
          <table:table-cell table:style-name="ce47" table:formula="of:=IF([.C35];IF([.D35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5];&quot;ISSUE&quot;);COM.MICROSOFT.CONCAT([.A3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<text:span text:style-name="T4">Design justification</text:span><text:span text:style-name="T5">2</text:span></text:p>
          </table:table-cell>
          <table:table-cell table:style-name="ce43"/>
          <table:table-cell table:style-name="ce34" table:formula="of:=EXACT(LEFT(TRIM(LOWER([.A3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6]));2))" office:value-type="boolean" office:boolean-value="false" calcext:value-type="boolean">
            <text:p>FALSE</text:p>
          </table:table-cell>
          <table:table-cell table:style-name="ce47" table:formula="of:=IF([.C36];IF([.D36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6];&quot;ISSUE&quot;);COM.MICROSOFT.CONCAT([.A3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Lifecycle status?<text:span text:style-name="T6">4</text:span></text:p>
          </table:table-cell>
          <table:table-cell table:style-name="ce43"/>
          <table:table-cell table:style-name="ce34" table:formula="of:=EXACT(LEFT(TRIM(LOWER([.A3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7]));2))" office:value-type="boolean" office:boolean-value="false" calcext:value-type="boolean">
            <text:p>FALSE</text:p>
          </table:table-cell>
          <table:table-cell table:style-name="ce47" table:formula="of:=IF([.C37];IF([.D37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7];&quot;ISSUE&quot;);COM.MICROSOFT.CONCAT([.A3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CHECK: ROHS</text:p>
          </table:table-cell>
          <table:table-cell table:style-name="Default"/>
          <table:table-cell table:style-name="ce34" table:formula="of:=EXACT(LEFT(TRIM(LOWER([.A3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8]));2))" office:value-type="boolean" office:boolean-value="false" calcext:value-type="boolean">
            <text:p>FALSE</text:p>
          </table:table-cell>
          <table:table-cell table:style-name="ce47" table:formula="of:=IF([.C38];IF([.D38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38];&quot;ISSUE&quot;);COM.MICROSOFT.CONCAT([.A38];&quot;; &quot;);{})" office:value-type="string" office:string-value="CHECK: ROHS; " calcext:value-type="string">
            <text:p>CHECK: ROHS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/>
          <table:table-cell table:style-name="ce43"/>
          <table:table-cell table:style-name="ce34" table:formula="of:=EXACT(LEFT(TRIM(LOWER([.A3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9]));2))" office:value-type="boolean" office:boolean-value="false" calcext:value-type="boolean">
            <text:p>FALSE</text:p>
          </table:table-cell>
          <table:table-cell table:style-name="ce47" table:formula="of:=IF([.C39];IF([.D39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9];&quot;ISSUE&quot;);COM.MICROSOFT.CONCAT([.A3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9" office:value-type="string" calcext:value-type="string">
            <text:p>HOW?</text:p>
          </table:table-cell>
          <table:table-cell table:style-name="ce43"/>
          <table:table-cell table:style-name="ce34" table:formula="of:=EXACT(LEFT(TRIM(LOWER([.A4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0]));2))" office:value-type="boolean" office:boolean-value="false" calcext:value-type="boolean">
            <text:p>FALSE</text:p>
          </table:table-cell>
          <table:table-cell table:style-name="ce47" table:formula="of:=IF([.C40];IF([.D40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0];&quot;ISSUE&quot;);COM.MICROSOFT.CONCAT([.A4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Supply Typical range</text:p>
          </table:table-cell>
          <table:table-cell table:style-name="ce43"/>
          <table:table-cell table:style-name="ce34" table:formula="of:=EXACT(LEFT(TRIM(LOWER([.A4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1]));2))" office:value-type="boolean" office:boolean-value="false" calcext:value-type="boolean">
            <text:p>FALSE</text:p>
          </table:table-cell>
          <table:table-cell table:style-name="ce47" table:formula="of:=IF([.C41];IF([.D41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1];&quot;ISSUE&quot;);COM.MICROSOFT.CONCAT([.A4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Supply Abs max</text:p>
          </table:table-cell>
          <table:table-cell table:style-name="ce43"/>
          <table:table-cell table:style-name="ce34" table:formula="of:=EXACT(LEFT(TRIM(LOWER([.A4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2]));2))" office:value-type="boolean" office:boolean-value="false" calcext:value-type="boolean">
            <text:p>FALSE</text:p>
          </table:table-cell>
          <table:table-cell table:style-name="ce47" table:formula="of:=IF([.C42];IF([.D42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2];&quot;ISSUE&quot;);COM.MICROSOFT.CONCAT([.A4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Supply Abs Min</text:p>
          </table:table-cell>
          <table:table-cell table:style-name="ce43"/>
          <table:table-cell table:style-name="ce34" table:formula="of:=EXACT(LEFT(TRIM(LOWER([.A4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3]));2))" office:value-type="boolean" office:boolean-value="false" calcext:value-type="boolean">
            <text:p>FALSE</text:p>
          </table:table-cell>
          <table:table-cell table:style-name="ce47" table:formula="of:=IF([.C43];IF([.D43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3];&quot;ISSUE&quot;);COM.MICROSOFT.CONCAT([.A4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40" office:value-type="string" calcext:value-type="string">
            <text:p>What to do with unused inputs?</text:p>
          </table:table-cell>
          <table:table-cell table:style-name="ce43"/>
          <table:table-cell table:style-name="ce34" table:formula="of:=EXACT(LEFT(TRIM(LOWER([.A4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4]));2))" office:value-type="boolean" office:boolean-value="false" calcext:value-type="boolean">
            <text:p>FALSE</text:p>
          </table:table-cell>
          <table:table-cell table:style-name="ce47" table:formula="of:=IF([.C44];IF([.D44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4];&quot;ISSUE&quot;);COM.MICROSOFT.CONCAT([.A4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40" office:value-type="string" calcext:value-type="string">
            <text:p><text:span text:style-name="T3">CHECK: Assembly considerations?</text:span><text:span text:style-name="T7">5</text:span> </text:p>
          </table:table-cell>
          <table:table-cell table:style-name="ce46"/>
          <table:table-cell table:style-name="ce34" table:formula="of:=EXACT(LEFT(TRIM(LOWER([.A4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5]));2))" office:value-type="boolean" office:boolean-value="false" calcext:value-type="boolean">
            <text:p>FALSE</text:p>
          </table:table-cell>
          <table:table-cell table:style-name="ce47" table:formula="of:=IF([.C45];IF([.D45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45];&quot;ISSUE&quot;);COM.MICROSOFT.CONCAT([.A45];&quot;; &quot;);{})" office:value-type="string" office:string-value="CHECK: Assembly considerations?5 ; " calcext:value-type="string">
            <text:p>CHECK: Assembly considerations?5 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CHECK: Footprint source?</text:p>
          </table:table-cell>
          <table:table-cell table:style-name="ce43"/>
          <table:table-cell table:style-name="ce34" table:formula="of:=EXACT(LEFT(TRIM(LOWER([.A4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6]));2))" office:value-type="boolean" office:boolean-value="false" calcext:value-type="boolean">
            <text:p>FALSE</text:p>
          </table:table-cell>
          <table:table-cell table:style-name="ce47" table:formula="of:=IF([.C46];IF([.D46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46];&quot;ISSUE&quot;);COM.MICROSOFT.CONCAT([.A46];&quot;; &quot;);{})" office:value-type="string" office:string-value="CHECK: Footprint source?; " calcext:value-type="string">
            <text:p>CHECK: Footprint source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CHECK: Footprint license?</text:p>
          </table:table-cell>
          <table:table-cell table:style-name="ce43"/>
          <table:table-cell table:style-name="ce34" table:formula="of:=EXACT(LEFT(TRIM(LOWER([.A4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7]));2))" office:value-type="boolean" office:boolean-value="false" calcext:value-type="boolean">
            <text:p>FALSE</text:p>
          </table:table-cell>
          <table:table-cell table:style-name="ce47" table:formula="of:=IF([.C47];IF([.D47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47];&quot;ISSUE&quot;);COM.MICROSOFT.CONCAT([.A47];&quot;; &quot;);{})" office:value-type="string" office:string-value="CHECK: Footprint license?; " calcext:value-type="string">
            <text:p>CHECK: Footprint license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/>
          <table:table-cell table:style-name="ce43"/>
          <table:table-cell table:style-name="ce34" table:formula="of:=EXACT(LEFT(TRIM(LOWER([.A4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8]));2))" office:value-type="boolean" office:boolean-value="false" calcext:value-type="boolean">
            <text:p>FALSE</text:p>
          </table:table-cell>
          <table:table-cell table:style-name="ce47" table:formula="of:=IF([.C48];IF([.D48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8];&quot;ISSUE&quot;);COM.MICROSOFT.CONCAT([.A4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9" office:value-type="string" calcext:value-type="string">
            <text:p>WHO?</text:p>
          </table:table-cell>
          <table:table-cell table:style-name="ce43"/>
          <table:table-cell table:style-name="ce34" table:formula="of:=EXACT(LEFT(TRIM(LOWER([.A4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9]));2))" office:value-type="boolean" office:boolean-value="false" calcext:value-type="boolean">
            <text:p>FALSE</text:p>
          </table:table-cell>
          <table:table-cell table:style-name="ce47" table:formula="of:=IF([.C49];IF([.D49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9];&quot;ISSUE&quot;);COM.MICROSOFT.CONCAT([.A4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CHECK: Who will supply?</text:p>
          </table:table-cell>
          <table:table-cell table:style-name="ce43"/>
          <table:table-cell table:style-name="ce34" table:formula="of:=EXACT(LEFT(TRIM(LOWER([.A5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50]));2))" office:value-type="boolean" office:boolean-value="false" calcext:value-type="boolean">
            <text:p>FALSE</text:p>
          </table:table-cell>
          <table:table-cell table:style-name="ce47" table:formula="of:=IF([.C50];IF([.D50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50];&quot;ISSUE&quot;);COM.MICROSOFT.CONCAT([.A50];&quot;; &quot;);{})" office:value-type="string" office:string-value="CHECK: Who will supply?; " calcext:value-type="string">
            <text:p>CHECK: Who will supply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41" office:value-type="string" calcext:value-type="string">
            <text:p>Stock level</text:p>
          </table:table-cell>
          <table:table-cell table:style-name="ce43"/>
          <table:table-cell table:style-name="ce34" table:formula="of:=EXACT(LEFT(TRIM(LOWER([.A5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1]));2))" office:value-type="boolean" office:boolean-value="false" calcext:value-type="boolean">
            <text:p>FALSE</text:p>
          </table:table-cell>
          <table:table-cell table:style-name="ce47" table:formula="of:=IF([.C51];IF([.D51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1];&quot;ISSUE&quot;);COM.MICROSOFT.CONCAT([.A5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41" office:value-type="string" calcext:value-type="string">
            <text:p>Price per unit</text:p>
          </table:table-cell>
          <table:table-cell table:style-name="ce43"/>
          <table:table-cell table:style-name="ce34" table:formula="of:=EXACT(LEFT(TRIM(LOWER([.A5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2]));2))" office:value-type="boolean" office:boolean-value="false" calcext:value-type="boolean">
            <text:p>FALSE</text:p>
          </table:table-cell>
          <table:table-cell table:style-name="ce47" table:formula="of:=IF([.C52];IF([.D52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2];&quot;ISSUE&quot;);COM.MICROSOFT.CONCAT([.A5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41" office:value-type="string" calcext:value-type="string">
            <text:p>MoQ</text:p>
          </table:table-cell>
          <table:table-cell table:style-name="ce43"/>
          <table:table-cell table:style-name="ce34" table:formula="of:=EXACT(LEFT(TRIM(LOWER([.A5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3]));2))" office:value-type="boolean" office:boolean-value="false" calcext:value-type="boolean">
            <text:p>FALSE</text:p>
          </table:table-cell>
          <table:table-cell table:style-name="ce47" table:formula="of:=IF([.C53];IF([.D53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3];&quot;ISSUE&quot;);COM.MICROSOFT.CONCAT([.A5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41" office:value-type="string" calcext:value-type="string">
            <text:p>Date last checked?</text:p>
          </table:table-cell>
          <table:table-cell table:style-name="ce43"/>
          <table:table-cell table:style-name="ce34" table:formula="of:=EXACT(LEFT(TRIM(LOWER([.A5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4]));2))" office:value-type="boolean" office:boolean-value="false" calcext:value-type="boolean">
            <text:p>FALSE</text:p>
          </table:table-cell>
          <table:table-cell table:style-name="ce47" table:formula="of:=IF([.C54];IF([.D54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4];&quot;ISSUE&quot;);COM.MICROSOFT.CONCAT([.A5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CHECK: Who will assemble?</text:p>
          </table:table-cell>
          <table:table-cell table:style-name="ce43"/>
          <table:table-cell table:style-name="ce34" table:formula="of:=EXACT(LEFT(TRIM(LOWER([.A5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55]));2))" office:value-type="boolean" office:boolean-value="false" calcext:value-type="boolean">
            <text:p>FALSE</text:p>
          </table:table-cell>
          <table:table-cell table:style-name="ce47" table:formula="of:=IF([.C55];IF([.D55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55];&quot;ISSUE&quot;);COM.MICROSOFT.CONCAT([.A55];&quot;; &quot;);{})" office:value-type="string" office:string-value="CHECK: Who will assemble?; " calcext:value-type="string">
            <text:p>CHECK: Who will assemble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/>
          <table:table-cell table:style-name="ce43"/>
          <table:table-cell table:style-name="ce34" table:formula="of:=EXACT(LEFT(TRIM(LOWER([.A5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6]));2))" office:value-type="boolean" office:boolean-value="false" calcext:value-type="boolean">
            <text:p>FALSE</text:p>
          </table:table-cell>
          <table:table-cell table:style-name="ce47" table:formula="of:=IF([.C56];IF([.D56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6];&quot;ISSUE&quot;);COM.MICROSOFT.CONCAT([.A5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9" office:value-type="string" calcext:value-type="string">
            <text:p>OTHER?</text:p>
          </table:table-cell>
          <table:table-cell table:style-name="ce43"/>
          <table:table-cell table:style-name="ce34" table:formula="of:=EXACT(LEFT(TRIM(LOWER([.A5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7]));2))" office:value-type="boolean" office:boolean-value="false" calcext:value-type="boolean">
            <text:p>FALSE</text:p>
          </table:table-cell>
          <table:table-cell table:style-name="ce47" table:formula="of:=IF([.C57];IF([.D57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7];&quot;ISSUE&quot;);COM.MICROSOFT.CONCAT([.A5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 office:value-type="string" calcext:value-type="string">
            <text:p>Dimensions</text:p>
          </table:table-cell>
          <table:table-cell table:style-name="ce43"/>
          <table:table-cell table:style-name="ce34" table:formula="of:=EXACT(LEFT(TRIM(LOWER([.A5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8]));2))" office:value-type="boolean" office:boolean-value="false" calcext:value-type="boolean">
            <text:p>FALSE</text:p>
          </table:table-cell>
          <table:table-cell table:style-name="ce47" table:formula="of:=IF([.C58];IF([.D58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8];&quot;ISSUE&quot;);COM.MICROSOFT.CONCAT([.A5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38"/>
          <table:table-cell table:style-name="ce43"/>
          <table:table-cell table:number-columns-repeated="2"/>
          <table:table-cell table:style-name="ce48"/>
          <table:table-cell table:style-name="ce49" table:formula="of:==IF(EXACT([.E59];&quot;ISSUE&quot;);COM.MICROSOFT.CONCAT([.A59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38"/>
          <table:table-cell table:style-name="ce43"/>
          <table:table-cell table:number-columns-repeated="2"/>
          <table:table-cell table:style-name="ce48"/>
          <table:table-cell table:style-name="ce49" table:formula="of:==IF(EXACT([.E60];&quot;ISSUE&quot;);COM.MICROSOFT.CONCAT([.A60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38"/>
          <table:table-cell table:style-name="ce43"/>
          <table:table-cell table:number-columns-repeated="2"/>
          <table:table-cell table:style-name="ce48"/>
          <table:table-cell table:style-name="ce49" table:formula="of:==IF(EXACT([.E61];&quot;ISSUE&quot;);COM.MICROSOFT.CONCAT([.A61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43"/>
          <table:table-cell table:formula="of:=SUM([.C8:.C61])" office:value-type="float" office:value="13" calcext:value-type="float">
            <text:p>13</text:p>
          </table:table-cell>
          <table:table-cell table:formula="of:=SUM([.D8:.D58])" office:value-type="float" office:value="0" calcext:value-type="float">
            <text:p>0</text:p>
          </table:table-cell>
          <table:table-cell table:formula="of:=IF(NOT([.C62]=[.D62]);&quot;ISSUES&quot;;&quot;OK&quot;)" office:value-type="string" office:string-value="ISSUES" calcext:value-type="string">
            <text:p>ISSU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7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4" table:number-columns-repeated="5"/>
          <table:table-cell table:style-name="ce4" table:number-columns-repeated="62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7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: orientation, pick &amp; place constraints, clearances, fits, tolerances</text:p>
          </table:table-cell>
          <table:table-cell table:number-columns-repeated="67"/>
        </table:table-row>
        <table:table-row table:style-name="ro1" table:number-rows-repeated="1048507">
          <table:table-cell table:number-columns-repeated="68"/>
        </table:table-row>
        <table:table-row table:style-name="ro1">
          <table:table-cell table:number-columns-repeated="68"/>
        </table:table-row>
        <calcext:conditional-formats>
          <calcext:conditional-format calcext:target-range-address="ExamplePart.A49:ExamplePart.A61 ExamplePart.A8:ExamplePart.A47">
            <calcext:condition calcext:apply-style-name="Note" calcext:value="begins-with(&quot;CHECK:&quot;)" calcext:base-cell-address="ExamplePart.A8"/>
          </calcext:conditional-format>
          <calcext:conditional-format calcext:target-range-address="ExamplePart.F8:ExamplePart.F61">
            <calcext:condition calcext:apply-style-name="Bad" calcext:value="not-contains-text(0)" calcext:base-cell-address="ExamplePart.F8"/>
          </calcext:conditional-format>
          <calcext:conditional-format calcext:target-range-address="ExamplePart.E8:ExamplePart.E61">
            <calcext:condition calcext:apply-style-name="Good" calcext:value="=&quot;OK&quot;" calcext:base-cell-address="ExamplePart.E8"/>
            <calcext:condition calcext:apply-style-name="Bad" calcext:value="=&quot;ISSUE&quot;" calcext:base-cell-address="ExamplePart.E8"/>
            <calcext:condition calcext:apply-style-name="Footnote" calcext:value="=&quot;IGNORE&quot;" calcext:base-cell-address="ExamplePart.E8"/>
          </calcext:conditional-format>
          <calcext:conditional-format calcext:target-range-address="ExamplePart.B39:ExamplePart.B62 ExamplePart.B8:ExamplePart.B37">
            <calcext:condition calcext:apply-style-name="Good" calcext:value="formula-is([#REF!]=&quot;OK&quot;)" calcext:base-cell-address="ExamplePart.B8"/>
            <calcext:condition calcext:apply-style-name="Bad" calcext:value="formula-is([#REF!]=&quot;ISSUE&quot;)" calcext:base-cell-address="ExamplePart.B8"/>
            <calcext:condition calcext:apply-style-name="Footnote" calcext:value="formula-is([#REF!]=&quot;IGNORE&quot;)" calcext:base-cell-address="ExamplePart.B8"/>
          </calcext:conditional-format>
          <calcext:conditional-format calcext:target-range-address="ExamplePart.B2:ExamplePart.B3">
            <calcext:condition calcext:apply-style-name="Bad" calcext:value="formula-is([#REF!]=&quot;ISSUES&quot;)" calcext:base-cell-address="ExamplePart.B2"/>
            <calcext:condition calcext:apply-style-name="Good" calcext:value="formula-is([#REF!]=&quot;OK&quot;)" calcext:base-cell-address="ExamplePart.B2"/>
          </calcext:conditional-format>
        </calcext:conditional-formats>
      </table:table>
      <table:table table:name="ConnectorTemplate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54" table:formula="of:=[.E44]" office:value-type="string" office:string-value="ISSUES" calcext:value-type="string">
            <text:p>ISSUES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style-name="ce54" table:formula="of:=COM.MICROSOFT.CONCAT(TEXT([.D44];&quot;##&quot;);&quot;/&quot;;TEXT([.C44];&quot;##&quot;))" office:value-type="string" office:string-value="/10" calcext:value-type="string">
            <text:p>/10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ISSUES</text:p>
          </table:table-cell>
          <table:table-cell table:formula="of:=COM.MICROSOFT.CONCAT([.F8:.F43])" office:value-type="string" office:string-value="CHECK: Special track sizing?; CHECK: Footprint size correct?; CHECK: Footprint orientation?; CHECK: Footprint hole sizing ok?; CHECK: ROHS; CHECK: Assembly considerations?5 ; CHECK: Footprint source?; CHECK: Footprint license?; CHECK: Who will supply?; CHECK: Who will assemble?; " calcext:value-type="string">
            <text:p>CHECK: Special track sizing?; CHECK: Footprint size correct?; CHECK: Footprint orientation?; CHECK: Footprint hole sizing ok?; CHECK: ROHS; CHECK: Assembly considerations?5 ; CHECK: Footprint source?; CHECK: Footprint license?; CHECK: Who will supply?; CHECK: Who will assemble?; </text:p>
          </table:table-cell>
          <table:table-cell table:number-columns-repeated="66"/>
        </table:table-row>
        <table:table-row table:style-name="ro1">
          <table:table-cell table:style-name="ce1"/>
          <table:table-cell table:number-columns-repeated="67"/>
        </table:table-row>
        <table:table-row table:style-name="ro1">
          <table:table-cell table:number-columns-repeated="68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/>
          <table:table-cell office:value-type="string" calcext:value-type="string">
            <text:p>Do check?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Result?</text:p>
          </table:table-cell>
          <table:table-cell office:value-type="string" calcext:value-type="string">
            <text:p>Comment</text:p>
          </table:table-cell>
          <table:table-cell table:number-columns-repeated="62"/>
        </table:table-row>
        <table:table-row table:style-name="ro1">
          <table:table-cell table:style-name="ce50" office:value-type="string" calcext:value-type="string">
            <text:p>CHECK: Special track sizing?</text:p>
          </table:table-cell>
          <table:table-cell table:style-name="ce55"/>
          <table:table-cell table:style-name="ce34" table:formula="of:=EXACT(LEFT(TRIM(LOWER([.A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8]));2))" office:value-type="boolean" office:boolean-value="false" calcext:value-type="boolean">
            <text:p>FALSE</text:p>
          </table:table-cell>
          <table:table-cell table:style-name="ce60" table:formula="of:=IF([.C8];IF([.D8];&quot;OK&quot;;&quot;ISSUE&quot;);&quot;IGNORE&quot;)" office:value-type="string" office:string-value="ISSUE" calcext:value-type="string">
            <text:p>ISSUE</text:p>
          </table:table-cell>
          <table:table-cell table:style-name="ce62" table:formula="of:==IF(EXACT([.E8];&quot;ISSUE&quot;);COM.MICROSOFT.CONCAT([.A8];&quot;; &quot;);{})" office:value-type="string" office:string-value="CHECK: Special track sizing?; " calcext:value-type="string">
            <text:p>CHECK: Special track sizing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CHECK: Footprint size correct?</text:p>
          </table:table-cell>
          <table:table-cell table:style-name="ce55"/>
          <table:table-cell table:style-name="ce34" table:formula="of:=EXACT(LEFT(TRIM(LOWER([.A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9]));2))" office:value-type="boolean" office:boolean-value="false" calcext:value-type="boolean">
            <text:p>FALSE</text:p>
          </table:table-cell>
          <table:table-cell table:style-name="ce60" table:formula="of:=IF([.C9];IF([.D9];&quot;OK&quot;;&quot;ISSUE&quot;);&quot;IGNORE&quot;)" office:value-type="string" office:string-value="ISSUE" calcext:value-type="string">
            <text:p>ISSUE</text:p>
          </table:table-cell>
          <table:table-cell table:style-name="ce62" table:formula="of:==IF(EXACT([.E9];&quot;ISSUE&quot;);COM.MICROSOFT.CONCAT([.A9];&quot;; &quot;);{})" office:value-type="string" office:string-value="CHECK: Footprint size correct?; " calcext:value-type="string">
            <text:p>CHECK: Footprint size correct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CHECK: Footprint orientation?</text:p>
          </table:table-cell>
          <table:table-cell table:style-name="ce55"/>
          <table:table-cell table:style-name="ce34" table:formula="of:=EXACT(LEFT(TRIM(LOWER([.A1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0]));2))" office:value-type="boolean" office:boolean-value="false" calcext:value-type="boolean">
            <text:p>FALSE</text:p>
          </table:table-cell>
          <table:table-cell table:style-name="ce60" table:formula="of:=IF([.C10];IF([.D10];&quot;OK&quot;;&quot;ISSUE&quot;);&quot;IGNORE&quot;)" office:value-type="string" office:string-value="ISSUE" calcext:value-type="string">
            <text:p>ISSUE</text:p>
          </table:table-cell>
          <table:table-cell table:style-name="ce62" table:formula="of:==IF(EXACT([.E10];&quot;ISSUE&quot;);COM.MICROSOFT.CONCAT([.A10];&quot;; &quot;);{})" office:value-type="string" office:string-value="CHECK: Footprint orientation?; " calcext:value-type="string">
            <text:p>CHECK: Footprint orientation?; </text:p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50" office:value-type="string" calcext:value-type="string">
            <text:p>CHECK: Footprint hole sizing ok?</text:p>
          </table:table-cell>
          <table:table-cell table:style-name="ce55"/>
          <table:table-cell table:style-name="ce34" table:formula="of:=EXACT(LEFT(TRIM(LOWER([.A1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1]));2))" office:value-type="boolean" office:boolean-value="false" calcext:value-type="boolean">
            <text:p>FALSE</text:p>
          </table:table-cell>
          <table:table-cell table:style-name="ce60" table:formula="of:=IF([.C11];IF([.D11];&quot;OK&quot;;&quot;ISSUE&quot;);&quot;IGNORE&quot;)" office:value-type="string" office:string-value="ISSUE" calcext:value-type="string">
            <text:p>ISSUE</text:p>
          </table:table-cell>
          <table:table-cell table:style-name="ce62" table:formula="of:==IF(EXACT([.E11];&quot;ISSUE&quot;);COM.MICROSOFT.CONCAT([.A11];&quot;; &quot;);{})" office:value-type="string" office:string-value="CHECK: Footprint hole sizing ok?; " calcext:value-type="string">
            <text:p>CHECK: Footprint hole sizing ok?; </text:p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50"/>
          <table:table-cell table:style-name="ce55"/>
          <table:table-cell table:style-name="ce34" table:formula="of:=EXACT(LEFT(TRIM(LOWER([.A1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2]));2))" office:value-type="boolean" office:boolean-value="false" calcext:value-type="boolean">
            <text:p>FALSE</text:p>
          </table:table-cell>
          <table:table-cell table:style-name="ce60" table:formula="of:=IF([.C12];IF([.D12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12];&quot;ISSUE&quot;);COM.MICROSOFT.CONCAT([.A1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1" office:value-type="string" calcext:value-type="string">
            <text:p>WHAT</text:p>
          </table:table-cell>
          <table:table-cell table:style-name="ce56"/>
          <table:table-cell table:style-name="ce34" table:formula="of:=EXACT(LEFT(TRIM(LOWER([.A1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3]));2))" office:value-type="boolean" office:boolean-value="false" calcext:value-type="boolean">
            <text:p>FALSE</text:p>
          </table:table-cell>
          <table:table-cell table:style-name="ce60" table:formula="of:=IF([.C13];IF([.D13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13];&quot;ISSUE&quot;);COM.MICROSOFT.CONCAT([.A1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Name</text:p>
          </table:table-cell>
          <table:table-cell table:style-name="ce56"/>
          <table:table-cell table:style-name="ce34" table:formula="of:=EXACT(LEFT(TRIM(LOWER([.A1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4]));2))" office:value-type="boolean" office:boolean-value="false" calcext:value-type="boolean">
            <text:p>FALSE</text:p>
          </table:table-cell>
          <table:table-cell table:style-name="ce60" table:formula="of:=IF([.C14];IF([.D14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14];&quot;ISSUE&quot;);COM.MICROSOFT.CONCAT([.A1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Part #</text:p>
          </table:table-cell>
          <table:table-cell table:style-name="ce56"/>
          <table:table-cell table:style-name="ce34" table:formula="of:=EXACT(LEFT(TRIM(LOWER([.A1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5]));2))" office:value-type="boolean" office:boolean-value="false" calcext:value-type="boolean">
            <text:p>FALSE</text:p>
          </table:table-cell>
          <table:table-cell table:style-name="ce60" table:formula="of:=IF([.C15];IF([.D15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15];&quot;ISSUE&quot;);COM.MICROSOFT.CONCAT([.A1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Manufacturer</text:p>
          </table:table-cell>
          <table:table-cell table:style-name="ce56"/>
          <table:table-cell table:style-name="ce34" table:formula="of:=EXACT(LEFT(TRIM(LOWER([.A1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6]));2))" office:value-type="boolean" office:boolean-value="false" calcext:value-type="boolean">
            <text:p>FALSE</text:p>
          </table:table-cell>
          <table:table-cell table:style-name="ce60" table:formula="of:=IF([.C16];IF([.D16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16];&quot;ISSUE&quot;);COM.MICROSOFT.CONCAT([.A1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Approx Price</text:p>
          </table:table-cell>
          <table:table-cell table:style-name="ce57"/>
          <table:table-cell table:style-name="ce34" table:formula="of:=EXACT(LEFT(TRIM(LOWER([.A1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7]));2))" office:value-type="boolean" office:boolean-value="false" calcext:value-type="boolean">
            <text:p>FALSE</text:p>
          </table:table-cell>
          <table:table-cell table:style-name="ce60" table:formula="of:=IF([.C17];IF([.D17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17];&quot;ISSUE&quot;);COM.MICROSOFT.CONCAT([.A1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Datasheet link</text:p>
          </table:table-cell>
          <table:table-cell table:style-name="ce56"/>
          <table:table-cell table:style-name="ce34" table:formula="of:=EXACT(LEFT(TRIM(LOWER([.A1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8]));2))" office:value-type="boolean" office:boolean-value="false" calcext:value-type="boolean">
            <text:p>FALSE</text:p>
          </table:table-cell>
          <table:table-cell table:style-name="ce60" table:formula="of:=IF([.C18];IF([.D18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18];&quot;ISSUE&quot;);COM.MICROSOFT.CONCAT([.A1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/>
          <table:table-cell table:style-name="ce56"/>
          <table:table-cell table:style-name="ce34" table:formula="of:=EXACT(LEFT(TRIM(LOWER([.A1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9]));2))" office:value-type="boolean" office:boolean-value="false" calcext:value-type="boolean">
            <text:p>FALSE</text:p>
          </table:table-cell>
          <table:table-cell table:style-name="ce60" table:formula="of:=IF([.C19];IF([.D19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19];&quot;ISSUE&quot;);COM.MICROSOFT.CONCAT([.A1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1" office:value-type="string" calcext:value-type="string">
            <text:p>WHY</text:p>
          </table:table-cell>
          <table:table-cell table:style-name="ce56"/>
          <table:table-cell table:style-name="ce34" table:formula="of:=EXACT(LEFT(TRIM(LOWER([.A2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0]));2))" office:value-type="boolean" office:boolean-value="false" calcext:value-type="boolean">
            <text:p>FALSE</text:p>
          </table:table-cell>
          <table:table-cell table:style-name="ce60" table:formula="of:=IF([.C20];IF([.D20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20];&quot;ISSUE&quot;);COM.MICROSOFT.CONCAT([.A2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Purpose</text:p>
          </table:table-cell>
          <table:table-cell table:style-name="ce56"/>
          <table:table-cell table:style-name="ce34" table:formula="of:=EXACT(LEFT(TRIM(LOWER([.A2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1]));2))" office:value-type="boolean" office:boolean-value="false" calcext:value-type="boolean">
            <text:p>FALSE</text:p>
          </table:table-cell>
          <table:table-cell table:style-name="ce60" table:formula="of:=IF([.C21];IF([.D21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21];&quot;ISSUE&quot;);COM.MICROSOFT.CONCAT([.A2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<text:span text:style-name="T4">Design justification</text:span><text:span text:style-name="T5">2</text:span></text:p>
          </table:table-cell>
          <table:table-cell table:style-name="ce56"/>
          <table:table-cell table:style-name="ce34" table:formula="of:=EXACT(LEFT(TRIM(LOWER([.A2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2]));2))" office:value-type="boolean" office:boolean-value="false" calcext:value-type="boolean">
            <text:p>FALSE</text:p>
          </table:table-cell>
          <table:table-cell table:style-name="ce60" table:formula="of:=IF([.C22];IF([.D22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22];&quot;ISSUE&quot;);COM.MICROSOFT.CONCAT([.A2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Lifecycle status?<text:span text:style-name="T6">4</text:span></text:p>
          </table:table-cell>
          <table:table-cell table:style-name="ce56"/>
          <table:table-cell table:style-name="ce34" table:formula="of:=EXACT(LEFT(TRIM(LOWER([.A2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3]));2))" office:value-type="boolean" office:boolean-value="false" calcext:value-type="boolean">
            <text:p>FALSE</text:p>
          </table:table-cell>
          <table:table-cell table:style-name="ce60" table:formula="of:=IF([.C23];IF([.D23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23];&quot;ISSUE&quot;);COM.MICROSOFT.CONCAT([.A2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CHECK: ROHS</text:p>
          </table:table-cell>
          <table:table-cell table:style-name="ce58"/>
          <table:table-cell table:style-name="ce34" table:formula="of:=EXACT(LEFT(TRIM(LOWER([.A24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4]));2))" office:value-type="boolean" office:boolean-value="false" calcext:value-type="boolean">
            <text:p>FALSE</text:p>
          </table:table-cell>
          <table:table-cell table:style-name="ce60" table:formula="of:=IF([.C24];IF([.D24];&quot;OK&quot;;&quot;ISSUE&quot;);&quot;IGNORE&quot;)" office:value-type="string" office:string-value="ISSUE" calcext:value-type="string">
            <text:p>ISSUE</text:p>
          </table:table-cell>
          <table:table-cell table:style-name="ce62" table:formula="of:==IF(EXACT([.E24];&quot;ISSUE&quot;);COM.MICROSOFT.CONCAT([.A24];&quot;; &quot;);{})" office:value-type="string" office:string-value="CHECK: ROHS; " calcext:value-type="string">
            <text:p>CHECK: ROHS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/>
          <table:table-cell table:style-name="ce56"/>
          <table:table-cell table:style-name="ce34" table:formula="of:=EXACT(LEFT(TRIM(LOWER([.A2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5]));2))" office:value-type="boolean" office:boolean-value="false" calcext:value-type="boolean">
            <text:p>FALSE</text:p>
          </table:table-cell>
          <table:table-cell table:style-name="ce60" table:formula="of:=IF([.C25];IF([.D25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25];&quot;ISSUE&quot;);COM.MICROSOFT.CONCAT([.A2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1" office:value-type="string" calcext:value-type="string">
            <text:p>HOW?</text:p>
          </table:table-cell>
          <table:table-cell table:style-name="ce56"/>
          <table:table-cell table:style-name="ce34" table:formula="of:=EXACT(LEFT(TRIM(LOWER([.A2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6]));2))" office:value-type="boolean" office:boolean-value="false" calcext:value-type="boolean">
            <text:p>FALSE</text:p>
          </table:table-cell>
          <table:table-cell table:style-name="ce60" table:formula="of:=IF([.C26];IF([.D26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26];&quot;ISSUE&quot;);COM.MICROSOFT.CONCAT([.A2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2" office:value-type="string" calcext:value-type="string">
            <text:p><text:span text:style-name="T3">CHECK: Assembly considerations?</text:span><text:span text:style-name="T7">5</text:span> </text:p>
          </table:table-cell>
          <table:table-cell table:style-name="ce59"/>
          <table:table-cell table:style-name="ce34" table:formula="of:=EXACT(LEFT(TRIM(LOWER([.A2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7]));2))" office:value-type="boolean" office:boolean-value="false" calcext:value-type="boolean">
            <text:p>FALSE</text:p>
          </table:table-cell>
          <table:table-cell table:style-name="ce60" table:formula="of:=IF([.C27];IF([.D27];&quot;OK&quot;;&quot;ISSUE&quot;);&quot;IGNORE&quot;)" office:value-type="string" office:string-value="ISSUE" calcext:value-type="string">
            <text:p>ISSUE</text:p>
          </table:table-cell>
          <table:table-cell table:style-name="ce62" table:formula="of:==IF(EXACT([.E27];&quot;ISSUE&quot;);COM.MICROSOFT.CONCAT([.A27];&quot;; &quot;);{})" office:value-type="string" office:string-value="CHECK: Assembly considerations?5 ; " calcext:value-type="string">
            <text:p>CHECK: Assembly considerations?5 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CHECK: Footprint source?</text:p>
          </table:table-cell>
          <table:table-cell table:style-name="ce56"/>
          <table:table-cell table:style-name="ce34" table:formula="of:=EXACT(LEFT(TRIM(LOWER([.A2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8]));2))" office:value-type="boolean" office:boolean-value="false" calcext:value-type="boolean">
            <text:p>FALSE</text:p>
          </table:table-cell>
          <table:table-cell table:style-name="ce60" table:formula="of:=IF([.C28];IF([.D28];&quot;OK&quot;;&quot;ISSUE&quot;);&quot;IGNORE&quot;)" office:value-type="string" office:string-value="ISSUE" calcext:value-type="string">
            <text:p>ISSUE</text:p>
          </table:table-cell>
          <table:table-cell table:style-name="ce62" table:formula="of:==IF(EXACT([.E28];&quot;ISSUE&quot;);COM.MICROSOFT.CONCAT([.A28];&quot;; &quot;);{})" office:value-type="string" office:string-value="CHECK: Footprint source?; " calcext:value-type="string">
            <text:p>CHECK: Footprint source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CHECK: Footprint license?</text:p>
          </table:table-cell>
          <table:table-cell table:style-name="ce56"/>
          <table:table-cell table:style-name="ce34" table:formula="of:=EXACT(LEFT(TRIM(LOWER([.A2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9]));2))" office:value-type="boolean" office:boolean-value="false" calcext:value-type="boolean">
            <text:p>FALSE</text:p>
          </table:table-cell>
          <table:table-cell table:style-name="ce60" table:formula="of:=IF([.C29];IF([.D29];&quot;OK&quot;;&quot;ISSUE&quot;);&quot;IGNORE&quot;)" office:value-type="string" office:string-value="ISSUE" calcext:value-type="string">
            <text:p>ISSUE</text:p>
          </table:table-cell>
          <table:table-cell table:style-name="ce62" table:formula="of:==IF(EXACT([.E29];&quot;ISSUE&quot;);COM.MICROSOFT.CONCAT([.A29];&quot;; &quot;);{})" office:value-type="string" office:string-value="CHECK: Footprint license?; " calcext:value-type="string">
            <text:p>CHECK: Footprint license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/>
          <table:table-cell table:style-name="ce56"/>
          <table:table-cell table:style-name="ce34" table:formula="of:=EXACT(LEFT(TRIM(LOWER([.A3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0]));2))" office:value-type="boolean" office:boolean-value="false" calcext:value-type="boolean">
            <text:p>FALSE</text:p>
          </table:table-cell>
          <table:table-cell table:style-name="ce60" table:formula="of:=IF([.C30];IF([.D30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30];&quot;ISSUE&quot;);COM.MICROSOFT.CONCAT([.A3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1" office:value-type="string" calcext:value-type="string">
            <text:p>WHO?</text:p>
          </table:table-cell>
          <table:table-cell table:style-name="ce56"/>
          <table:table-cell table:style-name="ce34" table:formula="of:=EXACT(LEFT(TRIM(LOWER([.A3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1]));2))" office:value-type="boolean" office:boolean-value="false" calcext:value-type="boolean">
            <text:p>FALSE</text:p>
          </table:table-cell>
          <table:table-cell table:style-name="ce60" table:formula="of:=IF([.C31];IF([.D31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31];&quot;ISSUE&quot;);COM.MICROSOFT.CONCAT([.A3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CHECK: Who will supply?</text:p>
          </table:table-cell>
          <table:table-cell table:style-name="ce56"/>
          <table:table-cell table:style-name="ce34" table:formula="of:=EXACT(LEFT(TRIM(LOWER([.A32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2]));2))" office:value-type="boolean" office:boolean-value="false" calcext:value-type="boolean">
            <text:p>FALSE</text:p>
          </table:table-cell>
          <table:table-cell table:style-name="ce60" table:formula="of:=IF([.C32];IF([.D32];&quot;OK&quot;;&quot;ISSUE&quot;);&quot;IGNORE&quot;)" office:value-type="string" office:string-value="ISSUE" calcext:value-type="string">
            <text:p>ISSUE</text:p>
          </table:table-cell>
          <table:table-cell table:style-name="ce62" table:formula="of:==IF(EXACT([.E32];&quot;ISSUE&quot;);COM.MICROSOFT.CONCAT([.A32];&quot;; &quot;);{})" office:value-type="string" office:string-value="CHECK: Who will supply?; " calcext:value-type="string">
            <text:p>CHECK: Who will supply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3" office:value-type="string" calcext:value-type="string">
            <text:p>Stock level</text:p>
          </table:table-cell>
          <table:table-cell table:style-name="ce56"/>
          <table:table-cell table:style-name="ce34" table:formula="of:=EXACT(LEFT(TRIM(LOWER([.A3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3]));2))" office:value-type="boolean" office:boolean-value="false" calcext:value-type="boolean">
            <text:p>FALSE</text:p>
          </table:table-cell>
          <table:table-cell table:style-name="ce60" table:formula="of:=IF([.C33];IF([.D33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33];&quot;ISSUE&quot;);COM.MICROSOFT.CONCAT([.A3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3" office:value-type="string" calcext:value-type="string">
            <text:p>Price per unit</text:p>
          </table:table-cell>
          <table:table-cell table:style-name="ce56"/>
          <table:table-cell table:style-name="ce34" table:formula="of:=EXACT(LEFT(TRIM(LOWER([.A3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4]));2))" office:value-type="boolean" office:boolean-value="false" calcext:value-type="boolean">
            <text:p>FALSE</text:p>
          </table:table-cell>
          <table:table-cell table:style-name="ce60" table:formula="of:=IF([.C34];IF([.D34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34];&quot;ISSUE&quot;);COM.MICROSOFT.CONCAT([.A3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3" office:value-type="string" calcext:value-type="string">
            <text:p>MoQ</text:p>
          </table:table-cell>
          <table:table-cell table:style-name="ce56"/>
          <table:table-cell table:style-name="ce34" table:formula="of:=EXACT(LEFT(TRIM(LOWER([.A3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5]));2))" office:value-type="boolean" office:boolean-value="false" calcext:value-type="boolean">
            <text:p>FALSE</text:p>
          </table:table-cell>
          <table:table-cell table:style-name="ce60" table:formula="of:=IF([.C35];IF([.D35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35];&quot;ISSUE&quot;);COM.MICROSOFT.CONCAT([.A3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3" office:value-type="string" calcext:value-type="string">
            <text:p>Date last checked?</text:p>
          </table:table-cell>
          <table:table-cell table:style-name="ce56"/>
          <table:table-cell table:style-name="ce34" table:formula="of:=EXACT(LEFT(TRIM(LOWER([.A3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6]));2))" office:value-type="boolean" office:boolean-value="false" calcext:value-type="boolean">
            <text:p>FALSE</text:p>
          </table:table-cell>
          <table:table-cell table:style-name="ce60" table:formula="of:=IF([.C36];IF([.D36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36];&quot;ISSUE&quot;);COM.MICROSOFT.CONCAT([.A3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CHECK: Who will assemble?</text:p>
          </table:table-cell>
          <table:table-cell table:style-name="ce56"/>
          <table:table-cell table:style-name="ce34" table:formula="of:=EXACT(LEFT(TRIM(LOWER([.A3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7]));2))" office:value-type="boolean" office:boolean-value="false" calcext:value-type="boolean">
            <text:p>FALSE</text:p>
          </table:table-cell>
          <table:table-cell table:style-name="ce60" table:formula="of:=IF([.C37];IF([.D37];&quot;OK&quot;;&quot;ISSUE&quot;);&quot;IGNORE&quot;)" office:value-type="string" office:string-value="ISSUE" calcext:value-type="string">
            <text:p>ISSUE</text:p>
          </table:table-cell>
          <table:table-cell table:style-name="ce62" table:formula="of:==IF(EXACT([.E37];&quot;ISSUE&quot;);COM.MICROSOFT.CONCAT([.A37];&quot;; &quot;);{})" office:value-type="string" office:string-value="CHECK: Who will assemble?; " calcext:value-type="string">
            <text:p>CHECK: Who will assemble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/>
          <table:table-cell table:style-name="ce56"/>
          <table:table-cell table:style-name="ce34" table:formula="of:=EXACT(LEFT(TRIM(LOWER([.A3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8]));2))" office:value-type="boolean" office:boolean-value="false" calcext:value-type="boolean">
            <text:p>FALSE</text:p>
          </table:table-cell>
          <table:table-cell table:style-name="ce60" table:formula="of:=IF([.C38];IF([.D38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38];&quot;ISSUE&quot;);COM.MICROSOFT.CONCAT([.A3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1" office:value-type="string" calcext:value-type="string">
            <text:p>OTHER?</text:p>
          </table:table-cell>
          <table:table-cell table:style-name="ce56"/>
          <table:table-cell table:style-name="ce34" table:formula="of:=EXACT(LEFT(TRIM(LOWER([.A3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9]));2))" office:value-type="boolean" office:boolean-value="false" calcext:value-type="boolean">
            <text:p>FALSE</text:p>
          </table:table-cell>
          <table:table-cell table:style-name="ce60" table:formula="of:=IF([.C39];IF([.D39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39];&quot;ISSUE&quot;);COM.MICROSOFT.CONCAT([.A3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 office:value-type="string" calcext:value-type="string">
            <text:p>Dimensions</text:p>
          </table:table-cell>
          <table:table-cell table:style-name="ce56"/>
          <table:table-cell table:style-name="ce34" table:formula="of:=EXACT(LEFT(TRIM(LOWER([.A4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0]));2))" office:value-type="boolean" office:boolean-value="false" calcext:value-type="boolean">
            <text:p>FALSE</text:p>
          </table:table-cell>
          <table:table-cell table:style-name="ce60" table:formula="of:=IF([.C40];IF([.D40];&quot;OK&quot;;&quot;ISSUE&quot;);&quot;IGNORE&quot;)" office:value-type="string" office:string-value="IGNORE" calcext:value-type="string">
            <text:p>IGNORE</text:p>
          </table:table-cell>
          <table:table-cell table:style-name="ce62" table:formula="of:==IF(EXACT([.E40];&quot;ISSUE&quot;);COM.MICROSOFT.CONCAT([.A4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50"/>
          <table:table-cell table:style-name="ce56"/>
          <table:table-cell table:number-columns-repeated="2"/>
          <table:table-cell table:style-name="ce61"/>
          <table:table-cell table:style-name="ce62" table:formula="of:==IF(EXACT([.E41];&quot;ISSUE&quot;);COM.MICROSOFT.CONCAT([.A41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50"/>
          <table:table-cell table:style-name="ce56"/>
          <table:table-cell table:number-columns-repeated="2"/>
          <table:table-cell table:style-name="ce61"/>
          <table:table-cell table:style-name="ce62" table:formula="of:==IF(EXACT([.E42];&quot;ISSUE&quot;);COM.MICROSOFT.CONCAT([.A42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50"/>
          <table:table-cell table:style-name="ce56"/>
          <table:table-cell table:number-columns-repeated="2"/>
          <table:table-cell table:style-name="ce61"/>
          <table:table-cell table:style-name="ce62" table:formula="of:==IF(EXACT([.E43];&quot;ISSUE&quot;);COM.MICROSOFT.CONCAT([.A43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56"/>
          <table:table-cell table:formula="of:=SUM([.C8:.C43])" office:value-type="float" office:value="10" calcext:value-type="float">
            <text:p>10</text:p>
          </table:table-cell>
          <table:table-cell table:formula="of:=SUM([.D8:.D40])" office:value-type="float" office:value="0" calcext:value-type="float">
            <text:p>0</text:p>
          </table:table-cell>
          <table:table-cell table:formula="of:=IF(NOT([.C44]=[.D44]);&quot;ISSUES&quot;;&quot;OK&quot;)" office:value-type="string" office:string-value="ISSUES" calcext:value-type="string">
            <text:p>ISSU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7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4" table:number-columns-repeated="5"/>
          <table:table-cell table:style-name="ce4" table:number-columns-repeated="62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7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: orientation, pick &amp; place constraints, clearances, fits, tolerances</text:p>
          </table:table-cell>
          <table:table-cell table:number-columns-repeated="67"/>
        </table:table-row>
        <table:table-row table:style-name="ro1" table:number-rows-repeated="1048525">
          <table:table-cell table:number-columns-repeated="68"/>
        </table:table-row>
        <table:table-row table:style-name="ro1">
          <table:table-cell table:number-columns-repeated="68"/>
        </table:table-row>
        <calcext:conditional-formats>
          <calcext:conditional-format calcext:target-range-address="ConnectorTemplate.A8:ConnectorTemplate.A43">
            <calcext:condition calcext:apply-style-name="Note" calcext:value="begins-with(&quot;CHECK:&quot;)" calcext:base-cell-address="ConnectorTemplate.A8"/>
          </calcext:conditional-format>
          <calcext:conditional-format calcext:target-range-address="ConnectorTemplate.F8:ConnectorTemplate.F43">
            <calcext:condition calcext:apply-style-name="Bad" calcext:value="not-contains-text(0)" calcext:base-cell-address="ConnectorTemplate.F8"/>
          </calcext:conditional-format>
          <calcext:conditional-format calcext:target-range-address="ConnectorTemplate.E8:ConnectorTemplate.E43">
            <calcext:condition calcext:apply-style-name="Good" calcext:value="=&quot;OK&quot;" calcext:base-cell-address="ConnectorTemplate.E8"/>
            <calcext:condition calcext:apply-style-name="Bad" calcext:value="=&quot;ISSUE&quot;" calcext:base-cell-address="ConnectorTemplate.E8"/>
            <calcext:condition calcext:apply-style-name="Footnote" calcext:value="=&quot;IGNORE&quot;" calcext:base-cell-address="ConnectorTemplate.E8"/>
          </calcext:conditional-format>
          <calcext:conditional-format calcext:target-range-address="ConnectorTemplate.B25:ConnectorTemplate.B44 ConnectorTemplate.B8:ConnectorTemplate.B23">
            <calcext:condition calcext:apply-style-name="Good" calcext:value="formula-is([#REF!]=&quot;OK&quot;)" calcext:base-cell-address="ConnectorTemplate.B8"/>
            <calcext:condition calcext:apply-style-name="Bad" calcext:value="formula-is([#REF!]=&quot;ISSUE&quot;)" calcext:base-cell-address="ConnectorTemplate.B8"/>
            <calcext:condition calcext:apply-style-name="Footnote" calcext:value="formula-is([#REF!]=&quot;IGNORE&quot;)" calcext:base-cell-address="ConnectorTemplate.B8"/>
          </calcext:conditional-format>
          <calcext:conditional-format calcext:target-range-address="ConnectorTemplate.B2:ConnectorTemplate.B3">
            <calcext:condition calcext:apply-style-name="Bad" calcext:value="formula-is([.$B$2]=&quot;ISSUES&quot;)" calcext:base-cell-address="ConnectorTemplate.B2"/>
            <calcext:condition calcext:apply-style-name="Good" calcext:value="formula-is([.$B$2]=&quot;OK&quot;)" calcext:base-cell-address="ConnectorTemplate.B2"/>
          </calcext:conditional-format>
          <calcext:conditional-format calcext:target-range-address="ConnectorTemplate.B8:ConnectorTemplate.B44">
            <calcext:condition calcext:apply-style-name="Bad" calcext:value="formula-is([.$E8]=&quot;ISSUE&quot;)" calcext:base-cell-address="ConnectorTemplate.B8"/>
            <calcext:condition calcext:apply-style-name="Good" calcext:value="formula-is([.$E8]=&quot;OK&quot;)" calcext:base-cell-address="ConnectorTemplate.B8"/>
            <calcext:condition calcext:apply-style-name="Footnote" calcext:value="formula-is([.$E8]=&quot;IGNORE&quot;)" calcext:base-cell-address="ConnectorTemplate.B8"/>
          </calcext:conditional-format>
        </calcext:conditional-formats>
      </table:table>
      <table:table table:name="ElectronicPartTemplate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67" table:formula="of:=[.E62]" office:value-type="string" office:string-value="ISSUES" calcext:value-type="string">
            <text:p>ISSUES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style-name="ce67" table:formula="of:=COM.MICROSOFT.CONCAT(TEXT([.D62];&quot;##&quot;);&quot;/&quot;;TEXT([.C62];&quot;##&quot;))" office:value-type="string" office:string-value="/13" calcext:value-type="string">
            <text:p>/13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ISSUES</text:p>
          </table:table-cell>
          <table:table-cell table:formula="of:=COM.MICROSOFT.CONCAT([.F8:.F61])" office:value-type="string" office:string-value="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" calcext:value-type="string">
            <text:p>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</text:p>
          </table:table-cell>
          <table:table-cell table:number-columns-repeated="66"/>
        </table:table-row>
        <table:table-row table:style-name="ro1">
          <table:table-cell table:style-name="ce1"/>
          <table:table-cell table:number-columns-repeated="67"/>
        </table:table-row>
        <table:table-row table:style-name="ro1">
          <table:table-cell table:number-columns-repeated="68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/>
          <table:table-cell office:value-type="string" calcext:value-type="string">
            <text:p>Do check?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Result?</text:p>
          </table:table-cell>
          <table:table-cell office:value-type="string" calcext:value-type="string">
            <text:p>Comment</text:p>
          </table:table-cell>
          <table:table-cell table:number-columns-repeated="62"/>
        </table:table-row>
        <table:table-row table:style-name="ro1">
          <table:table-cell table:style-name="ce63" office:value-type="string" calcext:value-type="string">
            <text:p>Power supply wanted</text:p>
          </table:table-cell>
          <table:table-cell table:style-name="ce68"/>
          <table:table-cell table:style-name="ce34" table:formula="of:=EXACT(LEFT(TRIM(LOWER([.A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8]));2))" office:value-type="boolean" office:boolean-value="false" calcext:value-type="boolean">
            <text:p>FALSE</text:p>
          </table:table-cell>
          <table:table-cell table:style-name="ce72" table:formula="of:=IF([.C8];IF([.D8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8];&quot;ISSUE&quot;);COM.MICROSOFT.CONCAT([.A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CHECK: Power supply given</text:p>
          </table:table-cell>
          <table:table-cell table:style-name="ce68"/>
          <table:table-cell table:style-name="ce34" table:formula="of:=EXACT(LEFT(TRIM(LOWER([.A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9]));2))" office:value-type="boolean" office:boolean-value="false" calcext:value-type="boolean">
            <text:p>FALSE</text:p>
          </table:table-cell>
          <table:table-cell table:style-name="ce72" table:formula="of:=IF([.C9];IF([.D9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9];&quot;ISSUE&quot;);COM.MICROSOFT.CONCAT([.A9];&quot;; &quot;);{})" office:value-type="string" office:string-value="CHECK: Power supply given; " calcext:value-type="string">
            <text:p>CHECK: Power supply given; </text:p>
          </table:table-cell>
          <table:table-cell table:style-name="ce6" table:number-columns-repeated="2"/>
          <table:table-cell table:style-name="ce6" table:formula="of:=IF(EXACT(&quot;ok&quot;;LEFT(LOWER(TRIM([.B9]));2));{};[.B9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63" office:value-type="string" calcext:value-type="string">
            <text:p>Ground wanted</text:p>
          </table:table-cell>
          <table:table-cell table:style-name="ce68"/>
          <table:table-cell table:style-name="ce34" table:formula="of:=EXACT(LEFT(TRIM(LOWER([.A1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0]));2))" office:value-type="boolean" office:boolean-value="false" calcext:value-type="boolean">
            <text:p>FALSE</text:p>
          </table:table-cell>
          <table:table-cell table:style-name="ce72" table:formula="of:=IF([.C10];IF([.D10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10];&quot;ISSUE&quot;);COM.MICROSOFT.CONCAT([.A1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CHECK: Ground given</text:p>
          </table:table-cell>
          <table:table-cell table:style-name="ce68"/>
          <table:table-cell table:style-name="ce34" table:formula="of:=EXACT(LEFT(TRIM(LOWER([.A1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1]));2))" office:value-type="boolean" office:boolean-value="false" calcext:value-type="boolean">
            <text:p>FALSE</text:p>
          </table:table-cell>
          <table:table-cell table:style-name="ce72" table:formula="of:=IF([.C11];IF([.D11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11];&quot;ISSUE&quot;);COM.MICROSOFT.CONCAT([.A11];&quot;; &quot;);{})" office:value-type="string" office:string-value="CHECK: Ground given; " calcext:value-type="string">
            <text:p>CHECK: Ground given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List unused inputs</text:p>
          </table:table-cell>
          <table:table-cell table:style-name="ce68"/>
          <table:table-cell table:style-name="ce34" table:formula="of:=EXACT(LEFT(TRIM(LOWER([.A1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2]));2))" office:value-type="boolean" office:boolean-value="false" calcext:value-type="boolean">
            <text:p>FALSE</text:p>
          </table:table-cell>
          <table:table-cell table:style-name="ce72" table:formula="of:=IF([.C12];IF([.D12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12];&quot;ISSUE&quot;);COM.MICROSOFT.CONCAT([.A1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CHECK: Unused inputs treated ok?</text:p>
          </table:table-cell>
          <table:table-cell table:style-name="ce68"/>
          <table:table-cell table:style-name="ce34" table:formula="of:=EXACT(LEFT(TRIM(LOWER([.A13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3]));2))" office:value-type="boolean" office:boolean-value="false" calcext:value-type="boolean">
            <text:p>FALSE</text:p>
          </table:table-cell>
          <table:table-cell table:style-name="ce72" table:formula="of:=IF([.C13];IF([.D13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13];&quot;ISSUE&quot;);COM.MICROSOFT.CONCAT([.A13];&quot;; &quot;);{})" office:value-type="string" office:string-value="CHECK: Unused inputs treated ok?; " calcext:value-type="string">
            <text:p>CHECK: Unused inputs treated ok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CHECK: Special track sizing?</text:p>
          </table:table-cell>
          <table:table-cell table:style-name="ce69"/>
          <table:table-cell table:style-name="ce34" table:formula="of:=EXACT(LEFT(TRIM(LOWER([.A14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4]));2))" office:value-type="boolean" office:boolean-value="false" calcext:value-type="boolean">
            <text:p>FALSE</text:p>
          </table:table-cell>
          <table:table-cell table:style-name="ce72" table:formula="of:=IF([.C14];IF([.D14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14];&quot;ISSUE&quot;);COM.MICROSOFT.CONCAT([.A14];&quot;; &quot;);{})" office:value-type="string" office:string-value="CHECK: Special track sizing?; " calcext:value-type="string">
            <text:p>CHECK: Special track sizing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CHECK: Footprint size correct?</text:p>
          </table:table-cell>
          <table:table-cell table:style-name="ce69"/>
          <table:table-cell table:style-name="ce34" table:formula="of:=EXACT(LEFT(TRIM(LOWER([.A1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5]));2))" office:value-type="boolean" office:boolean-value="false" calcext:value-type="boolean">
            <text:p>FALSE</text:p>
          </table:table-cell>
          <table:table-cell table:style-name="ce72" table:formula="of:=IF([.C15];IF([.D15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15];&quot;ISSUE&quot;);COM.MICROSOFT.CONCAT([.A15];&quot;; &quot;);{})" office:value-type="string" office:string-value="CHECK: Footprint size correct?; " calcext:value-type="string">
            <text:p>CHECK: Footprint size correct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CHECK: Footprint orientation?</text:p>
          </table:table-cell>
          <table:table-cell table:style-name="ce69"/>
          <table:table-cell table:style-name="ce34" table:formula="of:=EXACT(LEFT(TRIM(LOWER([.A1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6]));2))" office:value-type="boolean" office:boolean-value="false" calcext:value-type="boolean">
            <text:p>FALSE</text:p>
          </table:table-cell>
          <table:table-cell table:style-name="ce72" table:formula="of:=IF([.C16];IF([.D16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16];&quot;ISSUE&quot;);COM.MICROSOFT.CONCAT([.A16];&quot;; &quot;);{})" office:value-type="string" office:string-value="CHECK: Footprint orientation?; " calcext:value-type="string">
            <text:p>CHECK: Footprint orientation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Nearest component?</text:p>
          </table:table-cell>
          <table:table-cell table:style-name="ce69"/>
          <table:table-cell table:style-name="ce34" table:formula="of:=EXACT(LEFT(TRIM(LOWER([.A1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7]));2))" office:value-type="boolean" office:boolean-value="false" calcext:value-type="boolean">
            <text:p>FALSE</text:p>
          </table:table-cell>
          <table:table-cell table:style-name="ce72" table:formula="of:=IF([.C17];IF([.D17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17];&quot;ISSUE&quot;);COM.MICROSOFT.CONCAT([.A1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6">
          <table:table-cell table:style-name="ce63" office:value-type="string" calcext:value-type="string">
            <text:p>CHECK: EMC considerations?</text:p>
          </table:table-cell>
          <table:table-cell table:style-name="ce69"/>
          <table:table-cell table:style-name="ce34" table:formula="of:=EXACT(LEFT(TRIM(LOWER([.A1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8]));2))" office:value-type="boolean" office:boolean-value="false" calcext:value-type="boolean">
            <text:p>FALSE</text:p>
          </table:table-cell>
          <table:table-cell table:style-name="ce72" table:formula="of:=IF([.C18];IF([.D18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18];&quot;ISSUE&quot;);COM.MICROSOFT.CONCAT([.A18];&quot;; &quot;);{})" office:value-type="string" office:string-value="CHECK: EMC considerations?; " calcext:value-type="string">
            <text:p>CHECK: EMC considerations?; </text:p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63"/>
          <table:table-cell table:style-name="ce69"/>
          <table:table-cell table:style-name="ce34" table:formula="of:=EXACT(LEFT(TRIM(LOWER([.A1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9]));2))" office:value-type="boolean" office:boolean-value="false" calcext:value-type="boolean">
            <text:p>FALSE</text:p>
          </table:table-cell>
          <table:table-cell table:style-name="ce72" table:formula="of:=IF([.C19];IF([.D19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19];&quot;ISSUE&quot;);COM.MICROSOFT.CONCAT([.A1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63"/>
          <table:table-cell table:style-name="ce69"/>
          <table:table-cell table:style-name="ce34" table:formula="of:=EXACT(LEFT(TRIM(LOWER([.A2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0]));2))" office:value-type="boolean" office:boolean-value="false" calcext:value-type="boolean">
            <text:p>FALSE</text:p>
          </table:table-cell>
          <table:table-cell table:style-name="ce72" table:formula="of:=IF([.C20];IF([.D20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20];&quot;ISSUE&quot;);COM.MICROSOFT.CONCAT([.A2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63"/>
          <table:table-cell table:style-name="ce69"/>
          <table:table-cell table:style-name="ce34" table:formula="of:=EXACT(LEFT(TRIM(LOWER([.A2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1]));2))" office:value-type="boolean" office:boolean-value="false" calcext:value-type="boolean">
            <text:p>FALSE</text:p>
          </table:table-cell>
          <table:table-cell table:style-name="ce72" table:formula="of:=IF([.C21];IF([.D21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21];&quot;ISSUE&quot;);COM.MICROSOFT.CONCAT([.A2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63"/>
          <table:table-cell table:style-name="ce69"/>
          <table:table-cell table:style-name="ce34" table:formula="of:=EXACT(LEFT(TRIM(LOWER([.A2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2]));2))" office:value-type="boolean" office:boolean-value="false" calcext:value-type="boolean">
            <text:p>FALSE</text:p>
          </table:table-cell>
          <table:table-cell table:style-name="ce72" table:formula="of:=IF([.C22];IF([.D22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22];&quot;ISSUE&quot;);COM.MICROSOFT.CONCAT([.A2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63"/>
          <table:table-cell table:style-name="ce69"/>
          <table:table-cell table:style-name="ce34" table:formula="of:=EXACT(LEFT(TRIM(LOWER([.A2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3]));2))" office:value-type="boolean" office:boolean-value="false" calcext:value-type="boolean">
            <text:p>FALSE</text:p>
          </table:table-cell>
          <table:table-cell table:style-name="ce72" table:formula="of:=IF([.C23];IF([.D23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23];&quot;ISSUE&quot;);COM.MICROSOFT.CONCAT([.A2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63"/>
          <table:table-cell table:style-name="ce69"/>
          <table:table-cell table:style-name="ce34" table:formula="of:=EXACT(LEFT(TRIM(LOWER([.A2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4]));2))" office:value-type="boolean" office:boolean-value="false" calcext:value-type="boolean">
            <text:p>FALSE</text:p>
          </table:table-cell>
          <table:table-cell table:style-name="ce72" table:formula="of:=IF([.C24];IF([.D24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24];&quot;ISSUE&quot;);COM.MICROSOFT.CONCAT([.A2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3">
          <table:table-cell table:style-name="ce63"/>
          <table:table-cell table:style-name="ce69"/>
          <table:table-cell table:style-name="ce34" table:formula="of:=EXACT(LEFT(TRIM(LOWER([.A2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5]));2))" office:value-type="boolean" office:boolean-value="false" calcext:value-type="boolean">
            <text:p>FALSE</text:p>
          </table:table-cell>
          <table:table-cell table:style-name="ce72" table:formula="of:=IF([.C25];IF([.D25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25];&quot;ISSUE&quot;);COM.MICROSOFT.CONCAT([.A2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4" office:value-type="string" calcext:value-type="string">
            <text:p>WHAT</text:p>
          </table:table-cell>
          <table:table-cell table:style-name="ce68"/>
          <table:table-cell table:style-name="ce34" table:formula="of:=EXACT(LEFT(TRIM(LOWER([.A2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6]));2))" office:value-type="boolean" office:boolean-value="false" calcext:value-type="boolean">
            <text:p>FALSE</text:p>
          </table:table-cell>
          <table:table-cell table:style-name="ce72" table:formula="of:=IF([.C26];IF([.D26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26];&quot;ISSUE&quot;);COM.MICROSOFT.CONCAT([.A2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style-name="ce68"/>
          <table:table-cell table:style-name="ce34" table:formula="of:=EXACT(LEFT(TRIM(LOWER([.A2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7]));2))" office:value-type="boolean" office:boolean-value="false" calcext:value-type="boolean">
            <text:p>FALSE</text:p>
          </table:table-cell>
          <table:table-cell table:style-name="ce72" table:formula="of:=IF([.C27];IF([.D27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27];&quot;ISSUE&quot;);COM.MICROSOFT.CONCAT([.A2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Part #</text:p>
          </table:table-cell>
          <table:table-cell table:style-name="ce68"/>
          <table:table-cell table:style-name="ce34" table:formula="of:=EXACT(LEFT(TRIM(LOWER([.A2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8]));2))" office:value-type="boolean" office:boolean-value="false" calcext:value-type="boolean">
            <text:p>FALSE</text:p>
          </table:table-cell>
          <table:table-cell table:style-name="ce72" table:formula="of:=IF([.C28];IF([.D28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28];&quot;ISSUE&quot;);COM.MICROSOFT.CONCAT([.A2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Manufacturer</text:p>
          </table:table-cell>
          <table:table-cell table:style-name="ce68"/>
          <table:table-cell table:style-name="ce34" table:formula="of:=EXACT(LEFT(TRIM(LOWER([.A2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9]));2))" office:value-type="boolean" office:boolean-value="false" calcext:value-type="boolean">
            <text:p>FALSE</text:p>
          </table:table-cell>
          <table:table-cell table:style-name="ce72" table:formula="of:=IF([.C29];IF([.D29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29];&quot;ISSUE&quot;);COM.MICROSOFT.CONCAT([.A2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Approx Price</text:p>
          </table:table-cell>
          <table:table-cell table:style-name="ce70"/>
          <table:table-cell table:style-name="ce34" table:formula="of:=EXACT(LEFT(TRIM(LOWER([.A3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0]));2))" office:value-type="boolean" office:boolean-value="false" calcext:value-type="boolean">
            <text:p>FALSE</text:p>
          </table:table-cell>
          <table:table-cell table:style-name="ce72" table:formula="of:=IF([.C30];IF([.D30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30];&quot;ISSUE&quot;);COM.MICROSOFT.CONCAT([.A3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<text:span text:style-name="T4">Package type?</text:span><text:span text:style-name="T5">3</text:span></text:p>
          </table:table-cell>
          <table:table-cell table:style-name="ce68"/>
          <table:table-cell table:style-name="ce34" table:formula="of:=EXACT(LEFT(TRIM(LOWER([.A3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1]));2))" office:value-type="boolean" office:boolean-value="false" calcext:value-type="boolean">
            <text:p>FALSE</text:p>
          </table:table-cell>
          <table:table-cell table:style-name="ce72" table:formula="of:=IF([.C31];IF([.D31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31];&quot;ISSUE&quot;);COM.MICROSOFT.CONCAT([.A3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Datasheet link</text:p>
          </table:table-cell>
          <table:table-cell table:style-name="ce68"/>
          <table:table-cell table:style-name="ce34" table:formula="of:=EXACT(LEFT(TRIM(LOWER([.A3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2]));2))" office:value-type="boolean" office:boolean-value="false" calcext:value-type="boolean">
            <text:p>FALSE</text:p>
          </table:table-cell>
          <table:table-cell table:style-name="ce72" table:formula="of:=IF([.C32];IF([.D32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32];&quot;ISSUE&quot;);COM.MICROSOFT.CONCAT([.A3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/>
          <table:table-cell table:style-name="ce68"/>
          <table:table-cell table:style-name="ce34" table:formula="of:=EXACT(LEFT(TRIM(LOWER([.A3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3]));2))" office:value-type="boolean" office:boolean-value="false" calcext:value-type="boolean">
            <text:p>FALSE</text:p>
          </table:table-cell>
          <table:table-cell table:style-name="ce72" table:formula="of:=IF([.C33];IF([.D33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33];&quot;ISSUE&quot;);COM.MICROSOFT.CONCAT([.A3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4" office:value-type="string" calcext:value-type="string">
            <text:p>WHY</text:p>
          </table:table-cell>
          <table:table-cell table:style-name="ce68"/>
          <table:table-cell table:style-name="ce34" table:formula="of:=EXACT(LEFT(TRIM(LOWER([.A3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4]));2))" office:value-type="boolean" office:boolean-value="false" calcext:value-type="boolean">
            <text:p>FALSE</text:p>
          </table:table-cell>
          <table:table-cell table:style-name="ce72" table:formula="of:=IF([.C34];IF([.D34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34];&quot;ISSUE&quot;);COM.MICROSOFT.CONCAT([.A3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Purpose</text:p>
          </table:table-cell>
          <table:table-cell table:style-name="ce68"/>
          <table:table-cell table:style-name="ce34" table:formula="of:=EXACT(LEFT(TRIM(LOWER([.A3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5]));2))" office:value-type="boolean" office:boolean-value="false" calcext:value-type="boolean">
            <text:p>FALSE</text:p>
          </table:table-cell>
          <table:table-cell table:style-name="ce72" table:formula="of:=IF([.C35];IF([.D35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35];&quot;ISSUE&quot;);COM.MICROSOFT.CONCAT([.A3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<text:span text:style-name="T4">Design justification</text:span><text:span text:style-name="T5">2</text:span></text:p>
          </table:table-cell>
          <table:table-cell table:style-name="ce68"/>
          <table:table-cell table:style-name="ce34" table:formula="of:=EXACT(LEFT(TRIM(LOWER([.A3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6]));2))" office:value-type="boolean" office:boolean-value="false" calcext:value-type="boolean">
            <text:p>FALSE</text:p>
          </table:table-cell>
          <table:table-cell table:style-name="ce72" table:formula="of:=IF([.C36];IF([.D36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36];&quot;ISSUE&quot;);COM.MICROSOFT.CONCAT([.A3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Lifecycle status?<text:span text:style-name="T6">4</text:span></text:p>
          </table:table-cell>
          <table:table-cell table:style-name="ce68"/>
          <table:table-cell table:style-name="ce34" table:formula="of:=EXACT(LEFT(TRIM(LOWER([.A3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7]));2))" office:value-type="boolean" office:boolean-value="false" calcext:value-type="boolean">
            <text:p>FALSE</text:p>
          </table:table-cell>
          <table:table-cell table:style-name="ce72" table:formula="of:=IF([.C37];IF([.D37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37];&quot;ISSUE&quot;);COM.MICROSOFT.CONCAT([.A3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CHECK: ROHS</text:p>
          </table:table-cell>
          <table:table-cell table:style-name="Default"/>
          <table:table-cell table:style-name="ce34" table:formula="of:=EXACT(LEFT(TRIM(LOWER([.A3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8]));2))" office:value-type="boolean" office:boolean-value="false" calcext:value-type="boolean">
            <text:p>FALSE</text:p>
          </table:table-cell>
          <table:table-cell table:style-name="ce72" table:formula="of:=IF([.C38];IF([.D38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38];&quot;ISSUE&quot;);COM.MICROSOFT.CONCAT([.A38];&quot;; &quot;);{})" office:value-type="string" office:string-value="CHECK: ROHS; " calcext:value-type="string">
            <text:p>CHECK: ROHS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/>
          <table:table-cell table:style-name="ce68"/>
          <table:table-cell table:style-name="ce34" table:formula="of:=EXACT(LEFT(TRIM(LOWER([.A3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9]));2))" office:value-type="boolean" office:boolean-value="false" calcext:value-type="boolean">
            <text:p>FALSE</text:p>
          </table:table-cell>
          <table:table-cell table:style-name="ce72" table:formula="of:=IF([.C39];IF([.D39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39];&quot;ISSUE&quot;);COM.MICROSOFT.CONCAT([.A3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4" office:value-type="string" calcext:value-type="string">
            <text:p>HOW?</text:p>
          </table:table-cell>
          <table:table-cell table:style-name="ce68"/>
          <table:table-cell table:style-name="ce34" table:formula="of:=EXACT(LEFT(TRIM(LOWER([.A4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0]));2))" office:value-type="boolean" office:boolean-value="false" calcext:value-type="boolean">
            <text:p>FALSE</text:p>
          </table:table-cell>
          <table:table-cell table:style-name="ce72" table:formula="of:=IF([.C40];IF([.D40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40];&quot;ISSUE&quot;);COM.MICROSOFT.CONCAT([.A4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Supply Typical range</text:p>
          </table:table-cell>
          <table:table-cell table:style-name="ce68"/>
          <table:table-cell table:style-name="ce34" table:formula="of:=EXACT(LEFT(TRIM(LOWER([.A4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1]));2))" office:value-type="boolean" office:boolean-value="false" calcext:value-type="boolean">
            <text:p>FALSE</text:p>
          </table:table-cell>
          <table:table-cell table:style-name="ce72" table:formula="of:=IF([.C41];IF([.D41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41];&quot;ISSUE&quot;);COM.MICROSOFT.CONCAT([.A4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Supply Abs max</text:p>
          </table:table-cell>
          <table:table-cell table:style-name="ce68"/>
          <table:table-cell table:style-name="ce34" table:formula="of:=EXACT(LEFT(TRIM(LOWER([.A4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2]));2))" office:value-type="boolean" office:boolean-value="false" calcext:value-type="boolean">
            <text:p>FALSE</text:p>
          </table:table-cell>
          <table:table-cell table:style-name="ce72" table:formula="of:=IF([.C42];IF([.D42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42];&quot;ISSUE&quot;);COM.MICROSOFT.CONCAT([.A4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Supply Abs Min</text:p>
          </table:table-cell>
          <table:table-cell table:style-name="ce68"/>
          <table:table-cell table:style-name="ce34" table:formula="of:=EXACT(LEFT(TRIM(LOWER([.A4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3]));2))" office:value-type="boolean" office:boolean-value="false" calcext:value-type="boolean">
            <text:p>FALSE</text:p>
          </table:table-cell>
          <table:table-cell table:style-name="ce72" table:formula="of:=IF([.C43];IF([.D43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43];&quot;ISSUE&quot;);COM.MICROSOFT.CONCAT([.A4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5" office:value-type="string" calcext:value-type="string">
            <text:p>What to do with unused inputs?</text:p>
          </table:table-cell>
          <table:table-cell table:style-name="ce68"/>
          <table:table-cell table:style-name="ce34" table:formula="of:=EXACT(LEFT(TRIM(LOWER([.A4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4]));2))" office:value-type="boolean" office:boolean-value="false" calcext:value-type="boolean">
            <text:p>FALSE</text:p>
          </table:table-cell>
          <table:table-cell table:style-name="ce72" table:formula="of:=IF([.C44];IF([.D44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44];&quot;ISSUE&quot;);COM.MICROSOFT.CONCAT([.A4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5" office:value-type="string" calcext:value-type="string">
            <text:p><text:span text:style-name="T3">CHECK: Assembly considerations?</text:span><text:span text:style-name="T7">5</text:span> </text:p>
          </table:table-cell>
          <table:table-cell table:style-name="ce71"/>
          <table:table-cell table:style-name="ce34" table:formula="of:=EXACT(LEFT(TRIM(LOWER([.A4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5]));2))" office:value-type="boolean" office:boolean-value="false" calcext:value-type="boolean">
            <text:p>FALSE</text:p>
          </table:table-cell>
          <table:table-cell table:style-name="ce72" table:formula="of:=IF([.C45];IF([.D45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45];&quot;ISSUE&quot;);COM.MICROSOFT.CONCAT([.A45];&quot;; &quot;);{})" office:value-type="string" office:string-value="CHECK: Assembly considerations?5 ; " calcext:value-type="string">
            <text:p>CHECK: Assembly considerations?5 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CHECK: Footprint source?</text:p>
          </table:table-cell>
          <table:table-cell table:style-name="ce68"/>
          <table:table-cell table:style-name="ce34" table:formula="of:=EXACT(LEFT(TRIM(LOWER([.A4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6]));2))" office:value-type="boolean" office:boolean-value="false" calcext:value-type="boolean">
            <text:p>FALSE</text:p>
          </table:table-cell>
          <table:table-cell table:style-name="ce72" table:formula="of:=IF([.C46];IF([.D46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46];&quot;ISSUE&quot;);COM.MICROSOFT.CONCAT([.A46];&quot;; &quot;);{})" office:value-type="string" office:string-value="CHECK: Footprint source?; " calcext:value-type="string">
            <text:p>CHECK: Footprint source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CHECK: Footprint license?</text:p>
          </table:table-cell>
          <table:table-cell table:style-name="ce68"/>
          <table:table-cell table:style-name="ce34" table:formula="of:=EXACT(LEFT(TRIM(LOWER([.A4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7]));2))" office:value-type="boolean" office:boolean-value="false" calcext:value-type="boolean">
            <text:p>FALSE</text:p>
          </table:table-cell>
          <table:table-cell table:style-name="ce72" table:formula="of:=IF([.C47];IF([.D47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47];&quot;ISSUE&quot;);COM.MICROSOFT.CONCAT([.A47];&quot;; &quot;);{})" office:value-type="string" office:string-value="CHECK: Footprint license?; " calcext:value-type="string">
            <text:p>CHECK: Footprint license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/>
          <table:table-cell table:style-name="ce68"/>
          <table:table-cell table:style-name="ce34" table:formula="of:=EXACT(LEFT(TRIM(LOWER([.A4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8]));2))" office:value-type="boolean" office:boolean-value="false" calcext:value-type="boolean">
            <text:p>FALSE</text:p>
          </table:table-cell>
          <table:table-cell table:style-name="ce72" table:formula="of:=IF([.C48];IF([.D48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48];&quot;ISSUE&quot;);COM.MICROSOFT.CONCAT([.A4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4" office:value-type="string" calcext:value-type="string">
            <text:p>WHO?</text:p>
          </table:table-cell>
          <table:table-cell table:style-name="ce68"/>
          <table:table-cell table:style-name="ce34" table:formula="of:=EXACT(LEFT(TRIM(LOWER([.A4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9]));2))" office:value-type="boolean" office:boolean-value="false" calcext:value-type="boolean">
            <text:p>FALSE</text:p>
          </table:table-cell>
          <table:table-cell table:style-name="ce72" table:formula="of:=IF([.C49];IF([.D49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49];&quot;ISSUE&quot;);COM.MICROSOFT.CONCAT([.A4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CHECK: Who will supply?</text:p>
          </table:table-cell>
          <table:table-cell table:style-name="ce68"/>
          <table:table-cell table:style-name="ce34" table:formula="of:=EXACT(LEFT(TRIM(LOWER([.A5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50]));2))" office:value-type="boolean" office:boolean-value="false" calcext:value-type="boolean">
            <text:p>FALSE</text:p>
          </table:table-cell>
          <table:table-cell table:style-name="ce72" table:formula="of:=IF([.C50];IF([.D50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50];&quot;ISSUE&quot;);COM.MICROSOFT.CONCAT([.A50];&quot;; &quot;);{})" office:value-type="string" office:string-value="CHECK: Who will supply?; " calcext:value-type="string">
            <text:p>CHECK: Who will supply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6" office:value-type="string" calcext:value-type="string">
            <text:p>Stock level</text:p>
          </table:table-cell>
          <table:table-cell table:style-name="ce68"/>
          <table:table-cell table:style-name="ce34" table:formula="of:=EXACT(LEFT(TRIM(LOWER([.A5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1]));2))" office:value-type="boolean" office:boolean-value="false" calcext:value-type="boolean">
            <text:p>FALSE</text:p>
          </table:table-cell>
          <table:table-cell table:style-name="ce72" table:formula="of:=IF([.C51];IF([.D51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51];&quot;ISSUE&quot;);COM.MICROSOFT.CONCAT([.A5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6" office:value-type="string" calcext:value-type="string">
            <text:p>Price per unit</text:p>
          </table:table-cell>
          <table:table-cell table:style-name="ce68"/>
          <table:table-cell table:style-name="ce34" table:formula="of:=EXACT(LEFT(TRIM(LOWER([.A5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2]));2))" office:value-type="boolean" office:boolean-value="false" calcext:value-type="boolean">
            <text:p>FALSE</text:p>
          </table:table-cell>
          <table:table-cell table:style-name="ce72" table:formula="of:=IF([.C52];IF([.D52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52];&quot;ISSUE&quot;);COM.MICROSOFT.CONCAT([.A5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6" office:value-type="string" calcext:value-type="string">
            <text:p>MoQ</text:p>
          </table:table-cell>
          <table:table-cell table:style-name="ce68"/>
          <table:table-cell table:style-name="ce34" table:formula="of:=EXACT(LEFT(TRIM(LOWER([.A5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3]));2))" office:value-type="boolean" office:boolean-value="false" calcext:value-type="boolean">
            <text:p>FALSE</text:p>
          </table:table-cell>
          <table:table-cell table:style-name="ce72" table:formula="of:=IF([.C53];IF([.D53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53];&quot;ISSUE&quot;);COM.MICROSOFT.CONCAT([.A5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6" office:value-type="string" calcext:value-type="string">
            <text:p>Date last checked?</text:p>
          </table:table-cell>
          <table:table-cell table:style-name="ce68"/>
          <table:table-cell table:style-name="ce34" table:formula="of:=EXACT(LEFT(TRIM(LOWER([.A5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4]));2))" office:value-type="boolean" office:boolean-value="false" calcext:value-type="boolean">
            <text:p>FALSE</text:p>
          </table:table-cell>
          <table:table-cell table:style-name="ce72" table:formula="of:=IF([.C54];IF([.D54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54];&quot;ISSUE&quot;);COM.MICROSOFT.CONCAT([.A5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CHECK: Who will assemble?</text:p>
          </table:table-cell>
          <table:table-cell table:style-name="ce68"/>
          <table:table-cell table:style-name="ce34" table:formula="of:=EXACT(LEFT(TRIM(LOWER([.A5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55]));2))" office:value-type="boolean" office:boolean-value="false" calcext:value-type="boolean">
            <text:p>FALSE</text:p>
          </table:table-cell>
          <table:table-cell table:style-name="ce72" table:formula="of:=IF([.C55];IF([.D55];&quot;OK&quot;;&quot;ISSUE&quot;);&quot;IGNORE&quot;)" office:value-type="string" office:string-value="ISSUE" calcext:value-type="string">
            <text:p>ISSUE</text:p>
          </table:table-cell>
          <table:table-cell table:style-name="ce74" table:formula="of:==IF(EXACT([.E55];&quot;ISSUE&quot;);COM.MICROSOFT.CONCAT([.A55];&quot;; &quot;);{})" office:value-type="string" office:string-value="CHECK: Who will assemble?; " calcext:value-type="string">
            <text:p>CHECK: Who will assemble?; </text:p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/>
          <table:table-cell table:style-name="ce68"/>
          <table:table-cell table:style-name="ce34" table:formula="of:=EXACT(LEFT(TRIM(LOWER([.A5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6]));2))" office:value-type="boolean" office:boolean-value="false" calcext:value-type="boolean">
            <text:p>FALSE</text:p>
          </table:table-cell>
          <table:table-cell table:style-name="ce72" table:formula="of:=IF([.C56];IF([.D56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56];&quot;ISSUE&quot;);COM.MICROSOFT.CONCAT([.A5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4" office:value-type="string" calcext:value-type="string">
            <text:p>OTHER?</text:p>
          </table:table-cell>
          <table:table-cell table:style-name="ce68"/>
          <table:table-cell table:style-name="ce34" table:formula="of:=EXACT(LEFT(TRIM(LOWER([.A5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7]));2))" office:value-type="boolean" office:boolean-value="false" calcext:value-type="boolean">
            <text:p>FALSE</text:p>
          </table:table-cell>
          <table:table-cell table:style-name="ce72" table:formula="of:=IF([.C57];IF([.D57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57];&quot;ISSUE&quot;);COM.MICROSOFT.CONCAT([.A5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 office:value-type="string" calcext:value-type="string">
            <text:p>Dimensions</text:p>
          </table:table-cell>
          <table:table-cell table:style-name="ce68"/>
          <table:table-cell table:style-name="ce34" table:formula="of:=EXACT(LEFT(TRIM(LOWER([.A5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8]));2))" office:value-type="boolean" office:boolean-value="false" calcext:value-type="boolean">
            <text:p>FALSE</text:p>
          </table:table-cell>
          <table:table-cell table:style-name="ce72" table:formula="of:=IF([.C58];IF([.D58];&quot;OK&quot;;&quot;ISSUE&quot;);&quot;IGNORE&quot;)" office:value-type="string" office:string-value="IGNORE" calcext:value-type="string">
            <text:p>IGNORE</text:p>
          </table:table-cell>
          <table:table-cell table:style-name="ce74" table:formula="of:==IF(EXACT([.E58];&quot;ISSUE&quot;);COM.MICROSOFT.CONCAT([.A5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60"/>
        </table:table-row>
        <table:table-row table:style-name="ro1">
          <table:table-cell table:style-name="ce63"/>
          <table:table-cell table:style-name="ce68"/>
          <table:table-cell table:number-columns-repeated="2"/>
          <table:table-cell table:style-name="ce73"/>
          <table:table-cell table:style-name="ce74" table:formula="of:==IF(EXACT([.E59];&quot;ISSUE&quot;);COM.MICROSOFT.CONCAT([.A59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63"/>
          <table:table-cell table:style-name="ce68"/>
          <table:table-cell table:number-columns-repeated="2"/>
          <table:table-cell table:style-name="ce73"/>
          <table:table-cell table:style-name="ce74" table:formula="of:==IF(EXACT([.E60];&quot;ISSUE&quot;);COM.MICROSOFT.CONCAT([.A60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63"/>
          <table:table-cell table:style-name="ce68"/>
          <table:table-cell table:number-columns-repeated="2"/>
          <table:table-cell table:style-name="ce73"/>
          <table:table-cell table:style-name="ce74" table:formula="of:==IF(EXACT([.E61];&quot;ISSUE&quot;);COM.MICROSOFT.CONCAT([.A61];&quot;; &quot;);{})" office:value-type="float" office:value="0" calcext:value-type="float">
            <text:p/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68"/>
          <table:table-cell table:formula="of:=SUM([.C8:.C61])" office:value-type="float" office:value="13" calcext:value-type="float">
            <text:p>13</text:p>
          </table:table-cell>
          <table:table-cell table:formula="of:=SUM([.D8:.D58])" office:value-type="float" office:value="0" calcext:value-type="float">
            <text:p>0</text:p>
          </table:table-cell>
          <table:table-cell table:formula="of:=IF(NOT([.C62]=[.D62]);&quot;ISSUES&quot;;&quot;OK&quot;)" office:value-type="string" office:string-value="ISSUES" calcext:value-type="string">
            <text:p>ISSU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7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4" table:number-columns-repeated="5"/>
          <table:table-cell table:style-name="ce4" table:number-columns-repeated="62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7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: orientation, pick &amp; place constraints, clearances, fits, tolerances</text:p>
          </table:table-cell>
          <table:table-cell table:number-columns-repeated="67"/>
        </table:table-row>
        <table:table-row table:style-name="ro1" table:number-rows-repeated="1048507">
          <table:table-cell table:number-columns-repeated="68"/>
        </table:table-row>
        <table:table-row table:style-name="ro1">
          <table:table-cell table:number-columns-repeated="68"/>
        </table:table-row>
        <calcext:conditional-formats>
          <calcext:conditional-format calcext:target-range-address="ElectronicPartTemplate.A49:ElectronicPartTemplate.A61 ElectronicPartTemplate.A8:ElectronicPartTemplate.A47">
            <calcext:condition calcext:apply-style-name="Note" calcext:value="begins-with(&quot;CHECK:&quot;)" calcext:base-cell-address="Board.A8"/>
          </calcext:conditional-format>
          <calcext:conditional-format calcext:target-range-address="ElectronicPartTemplate.F8:ElectronicPartTemplate.F61">
            <calcext:condition calcext:apply-style-name="Bad" calcext:value="not-contains-text(0)" calcext:base-cell-address="Board.F8"/>
          </calcext:conditional-format>
          <calcext:conditional-format calcext:target-range-address="ElectronicPartTemplate.E8:ElectronicPartTemplate.E61">
            <calcext:condition calcext:apply-style-name="Good" calcext:value="=&quot;OK&quot;" calcext:base-cell-address="Board.E8"/>
            <calcext:condition calcext:apply-style-name="Bad" calcext:value="=&quot;ISSUE&quot;" calcext:base-cell-address="Board.E8"/>
            <calcext:condition calcext:apply-style-name="Footnote" calcext:value="=&quot;IGNORE&quot;" calcext:base-cell-address="Board.E8"/>
          </calcext:conditional-format>
          <calcext:conditional-format calcext:target-range-address="ElectronicPartTemplate.B39:ElectronicPartTemplate.B62 ElectronicPartTemplate.B8:ElectronicPartTemplate.B37">
            <calcext:condition calcext:apply-style-name="Good" calcext:value="formula-is([#REF!]=&quot;OK&quot;)" calcext:base-cell-address="Board.B8"/>
            <calcext:condition calcext:apply-style-name="Bad" calcext:value="formula-is([#REF!]=&quot;ISSUE&quot;)" calcext:base-cell-address="Board.B8"/>
            <calcext:condition calcext:apply-style-name="Footnote" calcext:value="formula-is([#REF!]=&quot;IGNORE&quot;)" calcext:base-cell-address="Board.B8"/>
          </calcext:conditional-format>
          <calcext:conditional-format calcext:target-range-address="ElectronicPartTemplate.B2:ElectronicPartTemplate.B3">
            <calcext:condition calcext:apply-style-name="Bad" calcext:value="formula-is([#REF!]=&quot;ISSUES&quot;)" calcext:base-cell-address="Board.B2"/>
            <calcext:condition calcext:apply-style-name="Good" calcext:value="formula-is([#REF!]=&quot;OK&quot;)" calcext:base-cell-address="Board.B2"/>
          </calcext:conditional-format>
        </calcext:conditional-formats>
      </table:table>
      <table:named-expressions/>
      <table:database-ranges>
        <table:database-range table:name="__Anonymous_Sheet_DB__1" table:target-range-address="Board.A16:Board.A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ExamplePart.A27:ExamplePart.A4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ConnectorTemplate.A14:ConnectorTemplate.A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ElectronicPartTemplate.A27:ElectronicPartTemplate.A4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1:31:34.896137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59:42.644315843</meta:creation-date>
    <meta:generator>LibreOffice/6.4.6.2$Linux_X86_64 LibreOffice_project/40$Build-2</meta:generator>
    <dc:date>2021-11-19T15:45:36.109974647</dc:date>
    <meta:editing-duration>PT4H32M12S</meta:editing-duration>
    <meta:editing-cycles>89</meta:editing-cycles>
    <meta:document-statistic meta:table-count="5" meta:cell-count="932" meta:object-count="0"/>
  </office:meta>
</office:document-meta>
</file>